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74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1"/>
        <table:table-column table:style-name="co5" table:default-cell-style-name="ce4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mai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8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8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272539" calcext:value-type="float">
            <text:p>1272539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EXPERTMED SOLUTIONS INC.</text:p>
          </table:table-cell>
          <table:table-cell table:style-name="ce10"/>
          <table:table-cell table:style-name="ce13" office:value-type="float" office:value="1259.85" calcext:value-type="float">
            <text:p>1 259,85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245" calcext:value-type="float">
            <text:p>1275245</text:p>
          </table:table-cell>
          <table:table-cell table:style-name="ce9" office:value-type="date" office:date-value="2018-05-22" calcext:value-type="date">
            <text:p>05-22-18</text:p>
          </table:table-cell>
          <table:table-cell table:style-name="ce3" office:value-type="string" calcext:value-type="string">
            <text:p>HOMEWOOD SANTE INC.</text:p>
          </table:table-cell>
          <table:table-cell table:style-name="ce10"/>
          <table:table-cell table:style-name="ce13" office:value-type="float" office:value="1627.31" calcext:value-type="float">
            <text:p>1 627,31</text:p>
          </table:table-cell>
          <table:table-cell table:style-name="ce3" office:value-type="string" calcext:value-type="string">
            <text:p>Psychologue, Travailleur soci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508" calcext:value-type="float">
            <text:p>1276508</text:p>
          </table:table-cell>
          <table:table-cell table:style-name="ce9" office:value-type="date" office:date-value="2018-05-28" calcext:value-type="date">
            <text:p>05-28-18</text:p>
          </table:table-cell>
          <table:table-cell table:style-name="ce3" office:value-type="string" calcext:value-type="string">
            <text:p>MAUREEN FLYNN ARBITRE &amp; MEDIATRICE S.A.</text:p>
          </table:table-cell>
          <table:table-cell table:style-name="ce10"/>
          <table:table-cell table:style-name="ce13" office:value-type="float" office:value="196.85" calcext:value-type="float">
            <text:p>196,85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515" calcext:value-type="float">
            <text:p>1276515</text:p>
          </table:table-cell>
          <table:table-cell table:style-name="ce9" office:value-type="date" office:date-value="2018-05-28" calcext:value-type="date">
            <text:p>05-28-18</text:p>
          </table:table-cell>
          <table:table-cell table:style-name="ce3" office:value-type="string" calcext:value-type="string">
            <text:p>ROBERT BOILEAU INC</text:p>
          </table:table-cell>
          <table:table-cell table:style-name="ce10"/>
          <table:table-cell table:style-name="ce13" office:value-type="float" office:value="2829.41" calcext:value-type="float">
            <text:p>2 829,41</text:p>
          </table:table-cell>
          <table:table-cell table:style-name="ce3" office:value-type="string" calcext:value-type="string">
            <text:p>Accessoire et pièce de remplacement pour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51" calcext:value-type="float">
            <text:p>1272551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P.LAPLANTE &amp; ASSOCIES INC.</text:p>
          </table:table-cell>
          <table:table-cell table:style-name="ce10"/>
          <table:table-cell table:style-name="ce13" office:value-type="float" office:value="1398.96" calcext:value-type="float">
            <text:p>1 398,96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275672" calcext:value-type="float">
            <text:p>1275672</text:p>
          </table:table-cell>
          <table:table-cell table:style-name="ce9" office:value-type="date" office:date-value="2018-05-23" calcext:value-type="date">
            <text:p>05-23-18</text:p>
          </table:table-cell>
          <table:table-cell table:style-name="ce3" office:value-type="string" calcext:value-type="string">
            <text:p>ENTRAC INC.</text:p>
          </table:table-cell>
          <table:table-cell table:style-name="ce10"/>
          <table:table-cell table:style-name="ce13" office:value-type="float" office:value="872.45" calcext:value-type="float">
            <text:p>872,45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562" calcext:value-type="float">
            <text:p>1273562</text:p>
          </table:table-cell>
          <table:table-cell table:style-name="ce9" office:value-type="date" office:date-value="2018-05-14" calcext:value-type="date">
            <text:p>05-14-18</text:p>
          </table:table-cell>
          <table:table-cell table:style-name="ce3" office:value-type="string" calcext:value-type="string">
            <text:p>LES DECORATEURS DE MONTREAL INC.</text:p>
          </table:table-cell>
          <table:table-cell table:style-name="ce10"/>
          <table:table-cell table:style-name="ce13" office:value-type="float" office:value="324.79" calcext:value-type="float">
            <text:p>324,79</text:p>
          </table:table-cell>
          <table:table-cell table:style-name="ce3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91" calcext:value-type="float">
            <text:p>1272591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RECYCLAGE NOTRE-DAME INC.</text:p>
          </table:table-cell>
          <table:table-cell table:style-name="ce10"/>
          <table:table-cell table:style-name="ce13" office:value-type="float" office:value="2565.79" calcext:value-type="float">
            <text:p>2 565,79</text:p>
          </table:table-cell>
          <table:table-cell table:style-name="ce3" office:value-type="string" calcext:value-type="string">
            <text:p>Service - Enfouiss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2649" calcext:value-type="float">
            <text:p>1252649</text:p>
          </table:table-cell>
          <table:table-cell table:style-name="ce9" office:value-type="date" office:date-value="2018-05-16" calcext:value-type="date">
            <text:p>05-16-18</text:p>
          </table:table-cell>
          <table:table-cell table:style-name="ce3" office:value-type="string" calcext:value-type="string">
            <text:p>RICCI, TEASDALE HUISSIERS DE JUSTICE INC.</text:p>
          </table:table-cell>
          <table:table-cell table:style-name="ce10"/>
          <table:table-cell table:style-name="ce13" office:value-type="float" office:value="2099.75" calcext:value-type="float">
            <text:p>2 099,75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085" calcext:value-type="float">
            <text:p>1270085</text:p>
          </table:table-cell>
          <table:table-cell table:style-name="ce9" office:value-type="date" office:date-value="2018-05-02" calcext:value-type="date">
            <text:p>05-02-18</text:p>
          </table:table-cell>
          <table:table-cell table:style-name="ce3" office:value-type="string" calcext:value-type="string">
            <text:p>SIGNEL SERVICES INC</text:p>
          </table:table-cell>
          <table:table-cell table:style-name="ce5" office:value-type="float" office:value="1269919" calcext:value-type="float">
            <text:p>1269919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44" calcext:value-type="float">
            <text:p>1277544</text:p>
          </table:table-cell>
          <table:table-cell table:style-name="ce9" office:value-type="date" office:date-value="2018-05-31" calcext:value-type="date">
            <text:p>05-31-18</text:p>
          </table:table-cell>
          <table:table-cell table:style-name="ce3" office:value-type="string" calcext:value-type="string">
            <text:p>SANIVAC</text:p>
          </table:table-cell>
          <table:table-cell table:style-name="ce10"/>
          <table:table-cell table:style-name="ce1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45" calcext:value-type="float">
            <text:p>1277545</text:p>
          </table:table-cell>
          <table:table-cell table:style-name="ce9" office:value-type="date" office:date-value="2018-05-31" calcext:value-type="date">
            <text:p>05-31-18</text:p>
          </table:table-cell>
          <table:table-cell table:style-name="ce3"/>
          <table:table-cell table:style-name="ce10"/>
          <table:table-cell table:style-name="ce1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49" calcext:value-type="float">
            <text:p>1277549</text:p>
          </table:table-cell>
          <table:table-cell table:style-name="ce9" office:value-type="date" office:date-value="2018-05-31" calcext:value-type="date">
            <text:p>05-31-18</text:p>
          </table:table-cell>
          <table:table-cell table:style-name="ce3"/>
          <table:table-cell table:style-name="ce10"/>
          <table:table-cell table:style-name="ce1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967" calcext:value-type="float">
            <text:p>1275967</text:p>
          </table:table-cell>
          <table:table-cell table:style-name="ce9" office:value-type="date" office:date-value="2018-05-24" calcext:value-type="date">
            <text:p>05-24-18</text:p>
          </table:table-cell>
          <table:table-cell table:style-name="ce3" office:value-type="string" calcext:value-type="string">
            <text:p>TENAQUIP LIMITED</text:p>
          </table:table-cell>
          <table:table-cell table:style-name="ce5" office:value-type="float" office:value="1239113" calcext:value-type="float">
            <text:p>1239113</text:p>
          </table:table-cell>
          <table:table-cell table:style-name="ce13" office:value-type="float" office:value="146.88" calcext:value-type="float">
            <text:p>146,88</text:p>
          </table:table-cell>
          <table:table-cell table:style-name="ce3" office:value-type="string" calcext:value-type="string">
            <text:p>Mobilier pour propre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594" calcext:value-type="float">
            <text:p>1274594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U. CAYOUETTE INC.</text:p>
          </table:table-cell>
          <table:table-cell table:style-name="ce10"/>
          <table:table-cell table:style-name="ce13" office:value-type="float" office:value="256.06" calcext:value-type="float">
            <text:p>256,06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 table:style-name="ce10"/>
          <table:table-cell table:style-name="ce13" office:value-type="float" office:value="12.56" calcext:value-type="float">
            <text:p>12,56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61" calcext:value-type="float">
            <text:p>1274661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 table:style-name="ce10"/>
          <table:table-cell table:style-name="ce13" office:value-type="float" office:value="297.64" calcext:value-type="float">
            <text:p>297,64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 table:style-name="ce10"/>
          <table:table-cell table:style-name="ce13" office:value-type="float" office:value="178.27" calcext:value-type="float">
            <text:p>178,27</text:p>
          </table:table-cell>
          <table:table-cell table:style-name="ce3" office:value-type="string" calcext:value-type="string">
            <text:p>Poubelle et conten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027" calcext:value-type="float">
            <text:p>1273027</text:p>
          </table:table-cell>
          <table:table-cell table:style-name="ce9" office:value-type="date" office:date-value="2018-05-10" calcext:value-type="date">
            <text:p>05-10-18</text:p>
          </table:table-cell>
          <table:table-cell table:style-name="ce3" office:value-type="string" calcext:value-type="string">
            <text:p>VIA PREVENTION</text:p>
          </table:table-cell>
          <table:table-cell/>
          <table:table-cell table:style-name="ce13" office:value-type="float" office:value="629.92" calcext:value-type="float">
            <text:p>629,9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660" calcext:value-type="float">
            <text:p>1275660</text:p>
          </table:table-cell>
          <table:table-cell table:style-name="ce9" office:value-type="date" office:date-value="2018-05-23" calcext:value-type="date">
            <text:p>05-23-18</text:p>
          </table:table-cell>
          <table:table-cell table:style-name="ce3"/>
          <table:table-cell/>
          <table:table-cell table:style-name="ce13" office:value-type="float" office:value="724.26" calcext:value-type="float">
            <text:p>724,26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269131" calcext:value-type="float">
            <text:p>1269131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BOO! DESIGN INC.</text:p>
          </table:table-cell>
          <table:table-cell/>
          <table:table-cell table:style-name="ce13" office:value-type="float" office:value="1842.53" calcext:value-type="float">
            <text:p>1 842,53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477" calcext:value-type="float">
            <text:p>1272477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/>
          <table:table-cell/>
          <table:table-cell table:style-name="ce13" office:value-type="float" office:value="682.42" calcext:value-type="float">
            <text:p>682,4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209" calcext:value-type="float">
            <text:p>1276209</text:p>
          </table:table-cell>
          <table:table-cell table:style-name="ce9" office:value-type="date" office:date-value="2018-05-25" calcext:value-type="date">
            <text:p>05-25-18</text:p>
          </table:table-cell>
          <table:table-cell table:style-name="ce3"/>
          <table:table-cell/>
          <table:table-cell table:style-name="ce13" office:value-type="float" office:value="446.2" calcext:value-type="float">
            <text:p>446,20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279" calcext:value-type="float">
            <text:p>1273279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/>
          <table:table-cell table:style-name="ce10"/>
          <table:table-cell table:style-name="ce13" office:value-type="float" office:value="131.23" calcext:value-type="float">
            <text:p>131,23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886" calcext:value-type="float">
            <text:p>1273886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/>
          <table:table-cell/>
          <table:table-cell table:style-name="ce13" office:value-type="float" office:value="89.24" calcext:value-type="float">
            <text:p>89,2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893" calcext:value-type="float">
            <text:p>1273893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DISTRIBUTIONS LG INC.</text:p>
          </table:table-cell>
          <table:table-cell table:style-name="ce5" office:value-type="float" office:value="1152445" calcext:value-type="float">
            <text:p>1152445</text:p>
          </table:table-cell>
          <table:table-cell table:style-name="ce13" office:value-type="float" office:value="456.7" calcext:value-type="float">
            <text:p>456,70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30" calcext:value-type="float">
            <text:p>1266530</text:p>
          </table:table-cell>
          <table:table-cell table:style-name="ce9" office:value-type="date" office:date-value="2018-05-31" calcext:value-type="date">
            <text:p>05-31-18</text:p>
          </table:table-cell>
          <table:table-cell table:style-name="ce3"/>
          <table:table-cell/>
          <table:table-cell table:style-name="ce13" office:value-type="float" office:value="1253.55" calcext:value-type="float">
            <text:p>1 253,55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582" calcext:value-type="float">
            <text:p>1270582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L'EMPREINTE IMPRIMERIE INC.</text:p>
          </table:table-cell>
          <table:table-cell/>
          <table:table-cell table:style-name="ce13" office:value-type="float" office:value="493.44" calcext:value-type="float">
            <text:p>493,44</text:p>
          </table:table-cell>
          <table:table-cell table:style-name="ce3" office:value-type="string" calcext:value-type="string">
            <text:p>Reliure, porte-docu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624" calcext:value-type="float">
            <text:p>1276624</text:p>
          </table:table-cell>
          <table:table-cell table:style-name="ce9" office:value-type="date" office:date-value="2018-05-28" calcext:value-type="date">
            <text:p>05-28-18</text:p>
          </table:table-cell>
          <table:table-cell table:style-name="ce3" office:value-type="string" calcext:value-type="string">
            <text:p>BUFFETS INSERE-JEUNES</text:p>
          </table:table-cell>
          <table:table-cell table:style-name="ce10"/>
          <table:table-cell table:style-name="ce13" office:value-type="float" office:value="1519.2" calcext:value-type="float">
            <text:p>1 519,2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695" calcext:value-type="float">
            <text:p>1270695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LES MORDUS DE LA LANGUE INC.</text:p>
          </table:table-cell>
          <table:table-cell table:style-name="ce10"/>
          <table:table-cell table:style-name="ce13" office:value-type="float" office:value="356.96" calcext:value-type="float">
            <text:p>356,96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070" calcext:value-type="float">
            <text:p>1272070</text:p>
          </table:table-cell>
          <table:table-cell table:style-name="ce9" office:value-type="date" office:date-value="2018-05-07" calcext:value-type="date">
            <text:p>05-07-18</text:p>
          </table:table-cell>
          <table:table-cell table:style-name="ce3" office:value-type="string" calcext:value-type="string">
            <text:p>LES TRADUCTIONS TERRY KNOWLES INC.</text:p>
          </table:table-cell>
          <table:table-cell table:style-name="ce10"/>
          <table:table-cell table:style-name="ce13" office:value-type="float" office:value="414.7" calcext:value-type="float">
            <text:p>414,70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734" calcext:value-type="float">
            <text:p>1270734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L.L. LOZEAU LTEE.</text:p>
          </table:table-cell>
          <table:table-cell table:style-name="ce10"/>
          <table:table-cell table:style-name="ce13" office:value-type="float" office:value="517.06" calcext:value-type="float">
            <text:p>517,06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7650" calcext:value-type="float">
            <text:p>1257650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 office:value-type="string" calcext:value-type="string">
            <text:p>PUBLICATION 9417</text:p>
          </table:table-cell>
          <table:table-cell table:style-name="ce10"/>
          <table:table-cell table:style-name="ce13" office:value-type="float" office:value="1196.86" calcext:value-type="float">
            <text:p>1 196,8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652" calcext:value-type="float">
            <text:p>1270652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10"/>
          <table:table-cell table:style-name="ce13" office:value-type="float" office:value="1952.77" calcext:value-type="float">
            <text:p>1 952,77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476" calcext:value-type="float">
            <text:p>1272476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/>
          <table:table-cell table:style-name="ce10"/>
          <table:table-cell table:style-name="ce13" office:value-type="float" office:value="251.97" calcext:value-type="float">
            <text:p>251,97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8" calcext:value-type="date">
            <text:p>05-08-18</text:p>
          </table:table-cell>
          <table:table-cell table:style-name="ce3"/>
          <table:table-cell table:style-name="ce10"/>
          <table:table-cell table:style-name="ce13" office:value-type="float" office:value="335.96" calcext:value-type="float">
            <text:p>335,9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07" calcext:value-type="float">
            <text:p>1266507</text:p>
          </table:table-cell>
          <table:table-cell table:style-name="ce9" office:value-type="date" office:date-value="2018-05-25" calcext:value-type="date">
            <text:p>05-25-18</text:p>
          </table:table-cell>
          <table:table-cell table:style-name="ce3"/>
          <table:table-cell/>
          <table:table-cell table:style-name="ce13" office:value-type="float" office:value="47.24" calcext:value-type="float">
            <text:p>47,2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452" calcext:value-type="float">
            <text:p>1268452</text:p>
          </table:table-cell>
          <table:table-cell table:style-name="ce9" office:value-type="date" office:date-value="2018-05-31" calcext:value-type="date">
            <text:p>05-31-18</text:p>
          </table:table-cell>
          <table:table-cell table:style-name="ce3"/>
          <table:table-cell table:style-name="ce10"/>
          <table:table-cell table:style-name="ce13" office:value-type="float" office:value="133.33" calcext:value-type="float">
            <text:p>133,33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05" calcext:value-type="float">
            <text:p>1272505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/>
          <table:table-cell table:style-name="ce10"/>
          <table:table-cell table:style-name="ce13" office:value-type="float" office:value="309.7" calcext:value-type="float">
            <text:p>309,70</text:p>
          </table:table-cell>
          <table:table-cell table:style-name="ce3" office:value-type="string" calcext:value-type="string">
            <text:p>Service - Accès aux bases de donné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066" calcext:value-type="float">
            <text:p>1272066</text:p>
          </table:table-cell>
          <table:table-cell table:style-name="ce9" office:value-type="date" office:date-value="2018-05-07" calcext:value-type="date">
            <text:p>05-07-18</text:p>
          </table:table-cell>
          <table:table-cell table:style-name="ce3" office:value-type="string" calcext:value-type="string">
            <text:p>TRADUCTIONS TOM DONOVAN INC.</text:p>
          </table:table-cell>
          <table:table-cell table:style-name="ce10"/>
          <table:table-cell table:style-name="ce13" office:value-type="float" office:value="1120.71" calcext:value-type="float">
            <text:p>1 120,71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911" calcext:value-type="float">
            <text:p>1273911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/>
          <table:table-cell table:style-name="ce10"/>
          <table:table-cell table:style-name="ce13" office:value-type="float" office:value="294.52" calcext:value-type="float">
            <text:p>294,52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609" calcext:value-type="float">
            <text:p>1276609</text:p>
          </table:table-cell>
          <table:table-cell table:style-name="ce9" office:value-type="date" office:date-value="2018-05-28" calcext:value-type="date">
            <text:p>05-28-18</text:p>
          </table:table-cell>
          <table:table-cell table:style-name="ce3"/>
          <table:table-cell table:style-name="ce10"/>
          <table:table-cell table:style-name="ce13" office:value-type="float" office:value="137.16" calcext:value-type="float">
            <text:p>137,16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257" calcext:value-type="float">
            <text:p>1274257</text:p>
          </table:table-cell>
          <table:table-cell table:style-name="ce9" office:value-type="date" office:date-value="2018-05-16" calcext:value-type="date">
            <text:p>05-16-18</text:p>
          </table:table-cell>
          <table:table-cell table:style-name="ce3"/>
          <table:table-cell table:style-name="ce10"/>
          <table:table-cell table:style-name="ce13" office:value-type="float" office:value="2507.44" calcext:value-type="float">
            <text:p>2 507,44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DARD, LUCIE</text:p>
          </table:table-cell>
          <table:table-cell table:style-name="ce5" office:value-type="float" office:value="1275304" calcext:value-type="float">
            <text:p>1275304</text:p>
          </table:table-cell>
          <table:table-cell table:style-name="ce9" office:value-type="date" office:date-value="2018-05-22" calcext:value-type="date">
            <text:p>05-22-18</text:p>
          </table:table-cell>
          <table:table-cell table:style-name="ce3" office:value-type="string" calcext:value-type="string">
            <text:p>CUISINE-ATOUT ENTREPRISE D'INSERTION INC.</text:p>
          </table:table-cell>
          <table:table-cell table:style-name="ce10"/>
          <table:table-cell table:style-name="ce13" office:value-type="float" office:value="239.79" calcext:value-type="float">
            <text:p>239,79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767" calcext:value-type="float">
            <text:p>1276767</text:p>
          </table:table-cell>
          <table:table-cell table:style-name="ce9" office:value-type="date" office:date-value="2018-05-29" calcext:value-type="date">
            <text:p>05-29-18</text:p>
          </table:table-cell>
          <table:table-cell table:style-name="ce3" office:value-type="string" calcext:value-type="string">
            <text:p>AVEC PLAISIRS</text:p>
          </table:table-cell>
          <table:table-cell table:style-name="ce10"/>
          <table:table-cell table:style-name="ce13" office:value-type="float" office:value="209.6" calcext:value-type="float">
            <text:p>209,6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220" calcext:value-type="float">
            <text:p>1276220</text:p>
          </table:table-cell>
          <table:table-cell table:style-name="ce9" office:value-type="date" office:date-value="2018-05-25" calcext:value-type="date">
            <text:p>05-25-18</text:p>
          </table:table-cell>
          <table:table-cell table:style-name="ce3" office:value-type="string" calcext:value-type="string">
            <text:p>BINETTE SABRAYNA</text:p>
          </table:table-cell>
          <table:table-cell table:style-name="ce10"/>
          <table:table-cell table:style-name="ce13" office:value-type="float" office:value="6600" calcext:value-type="float">
            <text:p>6 600,00</text:p>
          </table:table-cell>
          <table:table-cell table:style-name="ce3" office:value-type="string" calcext:value-type="string">
            <text:p>Inspecteur en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877" calcext:value-type="float">
            <text:p>1271877</text:p>
          </table:table-cell>
          <table:table-cell table:style-name="ce9" office:value-type="date" office:date-value="2018-05-07" calcext:value-type="date">
            <text:p>05-07-18</text:p>
          </table:table-cell>
          <table:table-cell table:style-name="ce3" office:value-type="string" calcext:value-type="string">
            <text:p>GROUPE CT INC.</text:p>
          </table:table-cell>
          <table:table-cell/>
          <table:table-cell table:style-name="ce13" office:value-type="float" office:value="225.72" calcext:value-type="float">
            <text:p>225,72</text:p>
          </table:table-cell>
          <table:table-cell table:style-name="ce3" office:value-type="string" calcext:value-type="string">
            <text:p>Réparation/Entretien - Accessoire et fourniture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121" calcext:value-type="float">
            <text:p>1276121</text:p>
          </table:table-cell>
          <table:table-cell table:style-name="ce9" office:value-type="date" office:date-value="2018-05-25" calcext:value-type="date">
            <text:p>05-25-18</text:p>
          </table:table-cell>
          <table:table-cell table:style-name="ce3"/>
          <table:table-cell table:style-name="ce10"/>
          <table:table-cell table:style-name="ce13" office:value-type="float" office:value="858" calcext:value-type="float">
            <text:p>858,00</text:p>
          </table:table-cell>
          <table:table-cell table:style-name="ce3" office:value-type="string" calcext:value-type="string">
            <text:p>Réparation/Entretien - Accessoire et fourniture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307" calcext:value-type="float">
            <text:p>1275307</text:p>
          </table:table-cell>
          <table:table-cell table:style-name="ce9" office:value-type="date" office:date-value="2018-05-22" calcext:value-type="date">
            <text:p>05-22-18</text:p>
          </table:table-cell>
          <table:table-cell table:style-name="ce3" office:value-type="string" calcext:value-type="string">
            <text:p>IMPRIMERIE MULTI-FORMAT</text:p>
          </table:table-cell>
          <table:table-cell table:style-name="ce10"/>
          <table:table-cell table:style-name="ce13" office:value-type="float" office:value="124.94" calcext:value-type="float">
            <text:p>124,9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434" calcext:value-type="float">
            <text:p>1273434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INGETEC, EXPERTS-CONSEILS EN BATIMENT INC.</text:p>
          </table:table-cell>
          <table:table-cell table:style-name="ce10"/>
          <table:table-cell table:style-name="ce13" office:value-type="float" office:value="6824.2" calcext:value-type="float">
            <text:p>6 824,20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272236" calcext:value-type="float">
            <text:p>1272236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 office:value-type="string" calcext:value-type="string">
            <text:p>DISCOUNT LOCATION D'AUTOS ET CAMIONS</text:p>
          </table:table-cell>
          <table:table-cell table:style-name="ce5" office:value-type="float" office:value="1266097" calcext:value-type="float">
            <text:p>1266097</text:p>
          </table:table-cell>
          <table:table-cell table:style-name="ce13" office:value-type="float" office:value="13845.75" calcext:value-type="float">
            <text:p>13 845,75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619" calcext:value-type="float">
            <text:p>1270619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LOCATION LORDBEC INC.</text:p>
          </table:table-cell>
          <table:table-cell table:style-name="ce10"/>
          <table:table-cell table:style-name="ce13" office:value-type="float" office:value="19711.4" calcext:value-type="float">
            <text:p>19 711,40</text:p>
          </table:table-cell>
          <table:table-cell table:style-name="ce3" office:value-type="string" calcext:value-type="string">
            <text:p>1.4 - 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631" calcext:value-type="float">
            <text:p>1270631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 table:style-name="ce10"/>
          <table:table-cell table:style-name="ce13" office:value-type="float" office:value="22080.97" calcext:value-type="float">
            <text:p>22 080,97</text:p>
          </table:table-cell>
          <table:table-cell table:style-name="ce3" office:value-type="string" calcext:value-type="string">
            <text:p>1.4 - 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635" calcext:value-type="float">
            <text:p>1270635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 table:style-name="ce10"/>
          <table:table-cell table:style-name="ce13" office:value-type="float" office:value="21889.89" calcext:value-type="float">
            <text:p>21 889,89</text:p>
          </table:table-cell>
          <table:table-cell table:style-name="ce3" office:value-type="string" calcext:value-type="string">
            <text:p>1.4 - 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712" calcext:value-type="float">
            <text:p>1267712</text:p>
          </table:table-cell>
          <table:table-cell table:style-name="ce9" office:value-type="date" office:date-value="2018-05-16" calcext:value-type="date">
            <text:p>05-16-18</text:p>
          </table:table-cell>
          <table:table-cell table:style-name="ce3" office:value-type="string" calcext:value-type="string">
            <text:p>PEPINIERE A. MUCCI INC.</text:p>
          </table:table-cell>
          <table:table-cell table:style-name="ce10"/>
          <table:table-cell table:style-name="ce13" office:value-type="float" office:value="4086.64" calcext:value-type="float">
            <text:p>4 086,64</text:p>
          </table:table-cell>
          <table:table-cell table:style-name="ce3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420" calcext:value-type="float">
            <text:p>1276420</text:p>
          </table:table-cell>
          <table:table-cell table:style-name="ce9" office:value-type="date" office:date-value="2018-05-28" calcext:value-type="date">
            <text:p>05-28-18</text:p>
          </table:table-cell>
          <table:table-cell table:style-name="ce3" office:value-type="string" calcext:value-type="string">
            <text:p>MANOREX INC.</text:p>
          </table:table-cell>
          <table:table-cell table:style-name="ce10"/>
          <table:table-cell table:style-name="ce13" office:value-type="float" office:value="22821.66" calcext:value-type="float">
            <text:p>22 821,66</text:p>
          </table:table-cell>
          <table:table-cell table:style-name="ce3" office:value-type="string" calcext:value-type="string">
            <text:p>1.4 - Entrepreneur en routes et canalis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5" office:value-type="float" office:value="1271755" calcext:value-type="float">
            <text:p>1271755</text:p>
          </table:table-cell>
          <table:table-cell table:style-name="ce9" office:value-type="date" office:date-value="2018-05-04" calcext:value-type="date">
            <text:p>05-04-18</text:p>
          </table:table-cell>
          <table:table-cell table:style-name="ce3" office:value-type="string" calcext:value-type="string">
            <text:p>BUREAU EN GROS</text:p>
          </table:table-cell>
          <table:table-cell table:style-name="ce10"/>
          <table:table-cell table:style-name="ce13" office:value-type="float" office:value="73.48" calcext:value-type="float">
            <text:p>73,48</text:p>
          </table:table-cell>
          <table:table-cell table:style-name="ce3" office:value-type="string" calcext:value-type="string">
            <text:p>Accessoire et fourniture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730" calcext:value-type="float">
            <text:p>1271730</text:p>
          </table:table-cell>
          <table:table-cell table:style-name="ce9" office:value-type="date" office:date-value="2018-05-04" calcext:value-type="date">
            <text:p>05-04-18</text:p>
          </table:table-cell>
          <table:table-cell table:style-name="ce3" office:value-type="string" calcext:value-type="string">
            <text:p>L.L. LOZEAU LTEE.</text:p>
          </table:table-cell>
          <table:table-cell table:style-name="ce10"/>
          <table:table-cell table:style-name="ce13" office:value-type="float" office:value="14.49" calcext:value-type="float">
            <text:p>14,49</text:p>
          </table:table-cell>
          <table:table-cell table:style-name="ce3" office:value-type="string" calcext:value-type="string">
            <text:p>Accessoire et fourniture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4" calcext:value-type="date">
            <text:p>05-04-18</text:p>
          </table:table-cell>
          <table:table-cell table:style-name="ce3"/>
          <table:table-cell table:style-name="ce10"/>
          <table:table-cell table:style-name="ce13" office:value-type="float" office:value="10.49" calcext:value-type="float">
            <text:p>10,4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4" calcext:value-type="date">
            <text:p>05-04-18</text:p>
          </table:table-cell>
          <table:table-cell table:style-name="ce3"/>
          <table:table-cell table:style-name="ce10"/>
          <table:table-cell table:style-name="ce13" office:value-type="float" office:value="358.85" calcext:value-type="float">
            <text:p>358,85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4" calcext:value-type="date">
            <text:p>05-04-18</text:p>
          </table:table-cell>
          <table:table-cell table:style-name="ce3"/>
          <table:table-cell/>
          <table:table-cell table:style-name="ce13" office:value-type="float" office:value="24.99" calcext:value-type="float">
            <text:p>24,99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233" calcext:value-type="float">
            <text:p>1277233</text:p>
          </table:table-cell>
          <table:table-cell table:style-name="ce9" office:value-type="date" office:date-value="2018-05-30" calcext:value-type="date">
            <text:p>05-30-18</text:p>
          </table:table-cell>
          <table:table-cell table:style-name="ce3" office:value-type="string" calcext:value-type="string">
            <text:p>COMAQ, CORPORATION DES OFFICIERS MUNICIPAUX AGREES DU QUEBEC</text:p>
          </table:table-cell>
          <table:table-cell table:style-name="ce10"/>
          <table:table-cell table:style-name="ce13" office:value-type="float" office:value="183.73" calcext:value-type="float">
            <text:p>183,73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445" calcext:value-type="float">
            <text:p>1273445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5" office:value-type="float" office:value="1263855" calcext:value-type="float">
            <text:p>1263855</text:p>
          </table:table-cell>
          <table:table-cell table:style-name="ce13" office:value-type="float" office:value="4619.45" calcext:value-type="float">
            <text:p>4 619,45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271411" calcext:value-type="float">
            <text:p>1271411</text:p>
          </table:table-cell>
          <table:table-cell table:style-name="ce9" office:value-type="date" office:date-value="2018-05-03" calcext:value-type="date">
            <text:p>05-03-18</text:p>
          </table:table-cell>
          <table:table-cell table:style-name="ce3" office:value-type="string" calcext:value-type="string">
            <text:p>7322046 CANADA INCORPORATED</text:p>
          </table:table-cell>
          <table:table-cell table:style-name="ce10"/>
          <table:table-cell table:style-name="ce13" office:value-type="float" office:value="8579.58" calcext:value-type="float">
            <text:p>8 579,58</text:p>
          </table:table-cell>
          <table:table-cell table:style-name="ce3" office:value-type="string" calcext:value-type="string">
            <text:p>Réparation/Entretien - 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752" calcext:value-type="float">
            <text:p>1274752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BRODART CANADA COMPAGNY</text:p>
          </table:table-cell>
          <table:table-cell table:style-name="ce10"/>
          <table:table-cell table:style-name="ce13" office:value-type="float" office:value="1168.14" calcext:value-type="float">
            <text:p>1 168,14</text:p>
          </table:table-cell>
          <table:table-cell table:style-name="ce3" office:value-type="string" calcext:value-type="string">
            <text:p>Table de travail et table de conférenc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157.48" calcext:value-type="float">
            <text:p>157,48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867" calcext:value-type="float">
            <text:p>1273867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CENTAURECOM INC.</text:p>
          </table:table-cell>
          <table:table-cell/>
          <table:table-cell table:style-name="ce13" office:value-type="float" office:value="503.31" calcext:value-type="float">
            <text:p>503,31</text:p>
          </table:table-cell>
          <table:table-cell table:style-name="ce3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234" calcext:value-type="float">
            <text:p>1275234</text:p>
          </table:table-cell>
          <table:table-cell table:style-name="ce9" office:value-type="date" office:date-value="2018-05-22" calcext:value-type="date">
            <text:p>05-22-18</text:p>
          </table:table-cell>
          <table:table-cell table:style-name="ce3" office:value-type="string" calcext:value-type="string">
            <text:p>CHRISTIAN PAQUIN</text:p>
          </table:table-cell>
          <table:table-cell table:style-name="ce10"/>
          <table:table-cell table:style-name="ce13" office:value-type="float" office:value="8140" calcext:value-type="float">
            <text:p>8 140,00</text:p>
          </table:table-cell>
          <table:table-cell table:style-name="ce3" office:value-type="string" calcext:value-type="string">
            <text:p>Service - Recherche, étude de march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082" calcext:value-type="float">
            <text:p>1250082</text:p>
          </table:table-cell>
          <table:table-cell table:style-name="ce9" office:value-type="date" office:date-value="2018-05-24" calcext:value-type="date">
            <text:p>05-24-18</text:p>
          </table:table-cell>
          <table:table-cell table:style-name="ce3" office:value-type="string" calcext:value-type="string">
            <text:p>COOPERATIVE DE TAXI MONTREAL</text:p>
          </table:table-cell>
          <table:table-cell table:style-name="ce10"/>
          <table:table-cell table:style-name="ce13" office:value-type="float" office:value="314.96" calcext:value-type="float">
            <text:p>314,96</text:p>
          </table:table-cell>
          <table:table-cell table:style-name="ce3" office:value-type="string" calcext:value-type="string">
            <text:p>Frais - Transport en commun, taxi,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587" calcext:value-type="float">
            <text:p>1275587</text:p>
          </table:table-cell>
          <table:table-cell table:style-name="ce9" office:value-type="date" office:date-value="2018-05-23" calcext:value-type="date">
            <text:p>05-23-18</text:p>
          </table:table-cell>
          <table:table-cell table:style-name="ce3" office:value-type="string" calcext:value-type="string">
            <text:p>CORDONNERIE MICHO</text:p>
          </table:table-cell>
          <table:table-cell table:style-name="ce10"/>
          <table:table-cell table:style-name="ce13" office:value-type="float" office:value="3417.35" calcext:value-type="float">
            <text:p>3 417,35</text:p>
          </table:table-cell>
          <table:table-cell table:style-name="ce3" office:value-type="string" calcext:value-type="string">
            <text:p>Garage en toile, serre et abris tempor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010" calcext:value-type="float">
            <text:p>1274010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C.P.U. DESIGN INC.</text:p>
          </table:table-cell>
          <table:table-cell table:style-name="ce5" office:value-type="float" office:value="1164102" calcext:value-type="float">
            <text:p>1164102</text:p>
          </table:table-cell>
          <table:table-cell table:style-name="ce13" office:value-type="float" office:value="1076.12" calcext:value-type="float">
            <text:p>1 076,12</text:p>
          </table:table-cell>
          <table:table-cell table:style-name="ce3" office:value-type="string" calcext:value-type="string">
            <text:p>Photocopieur, télécopieur, imprimante et numériseu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5" calcext:value-type="date">
            <text:p>05-15-18</text:p>
          </table:table-cell>
          <table:table-cell table:style-name="ce3"/>
          <table:table-cell table:style-name="ce10"/>
          <table:table-cell table:style-name="ce13" office:value-type="float" office:value="21" calcext:value-type="float">
            <text:p>21,0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5" calcext:value-type="date">
            <text:p>05-15-18</text:p>
          </table:table-cell>
          <table:table-cell table:style-name="ce3"/>
          <table:table-cell table:style-name="ce10"/>
          <table:table-cell table:style-name="ce13" office:value-type="float" office:value="208.93" calcext:value-type="float">
            <text:p>208,93</text:p>
          </table:table-cell>
          <table:table-cell table:style-name="ce3" office:value-type="string" calcext:value-type="string">
            <text:p>Encre, ton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503" calcext:value-type="float">
            <text:p>1265503</text:p>
          </table:table-cell>
          <table:table-cell table:style-name="ce9" office:value-type="date" office:date-value="2018-05-14" calcext:value-type="date">
            <text:p>05-14-18</text:p>
          </table:table-cell>
          <table:table-cell table:style-name="ce3" office:value-type="string" calcext:value-type="string">
            <text:p>LE MARCHE DU STORE</text:p>
          </table:table-cell>
          <table:table-cell table:style-name="ce10"/>
          <table:table-cell table:style-name="ce13" office:value-type="float" office:value="141.36" calcext:value-type="float">
            <text:p>141,36</text:p>
          </table:table-cell>
          <table:table-cell table:style-name="ce3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410" calcext:value-type="float">
            <text:p>1271410</text:p>
          </table:table-cell>
          <table:table-cell table:style-name="ce9" office:value-type="date" office:date-value="2018-05-03" calcext:value-type="date">
            <text:p>05-03-18</text:p>
          </table:table-cell>
          <table:table-cell table:style-name="ce3" office:value-type="string" calcext:value-type="string">
            <text:p>PRISMA-SCENE INC.</text:p>
          </table:table-cell>
          <table:table-cell table:style-name="ce10"/>
          <table:table-cell table:style-name="ce13" office:value-type="float" office:value="497.64" calcext:value-type="float">
            <text:p>497,64</text:p>
          </table:table-cell>
          <table:table-cell table:style-name="ce3" office:value-type="string" calcext:value-type="string">
            <text:p>Appareil et système de ventil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060" calcext:value-type="float">
            <text:p>1274060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REGROUPEMENT DES CENTRES D'ARTISTES AUTOGERES DU QUEBEC INC.</text:p>
          </table:table-cell>
          <table:table-cell table:style-name="ce10"/>
          <table:table-cell table:style-name="ce13" office:value-type="float" office:value="656.17" calcext:value-type="float">
            <text:p>656,17</text:p>
          </table:table-cell>
          <table:table-cell table:style-name="ce3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047" calcext:value-type="float">
            <text:p>1277047</text:p>
          </table:table-cell>
          <table:table-cell table:style-name="ce9" office:value-type="date" office:date-value="2018-05-30" calcext:value-type="date">
            <text:p>05-30-18</text:p>
          </table:table-cell>
          <table:table-cell table:style-name="ce3" office:value-type="string" calcext:value-type="string">
            <text:p>LOCATION D'OUTILS SIMPLEX S.E.C.</text:p>
          </table:table-cell>
          <table:table-cell table:style-name="ce10"/>
          <table:table-cell table:style-name="ce13" office:value-type="float" office:value="121.26" calcext:value-type="float">
            <text:p>121,26</text:p>
          </table:table-cell>
          <table:table-cell table:style-name="ce3" office:value-type="string" calcext:value-type="string">
            <text:p>14.3 - Entrepreneur en autres types d'appareils élévateur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30" calcext:value-type="date">
            <text:p>05-30-18</text:p>
          </table:table-cell>
          <table:table-cell table:style-name="ce3"/>
          <table:table-cell table:style-name="ce10"/>
          <table:table-cell table:style-name="ce13" office:value-type="float" office:value="1373.12" calcext:value-type="float">
            <text:p>1 373,12</text:p>
          </table:table-cell>
          <table:table-cell table:style-name="ce3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382" calcext:value-type="float">
            <text:p>1276382</text:p>
          </table:table-cell>
          <table:table-cell table:style-name="ce9" office:value-type="date" office:date-value="2018-05-28" calcext:value-type="date">
            <text:p>05-28-18</text:p>
          </table:table-cell>
          <table:table-cell table:style-name="ce3" office:value-type="string" calcext:value-type="string">
            <text:p>PAUL CARGNELLO</text:p>
          </table:table-cell>
          <table:table-cell/>
          <table:table-cell table:style-name="ce13" office:value-type="float" office:value="5249.37" calcext:value-type="float">
            <text:p>5 249,37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7717" calcext:value-type="float">
            <text:p>1257717</text:p>
          </table:table-cell>
          <table:table-cell table:style-name="ce9" office:value-type="date" office:date-value="2018-05-25" calcext:value-type="date">
            <text:p>05-25-18</text:p>
          </table:table-cell>
          <table:table-cell table:style-name="ce3" office:value-type="string" calcext:value-type="string">
            <text:p>SOLOTECH INC</text:p>
          </table:table-cell>
          <table:table-cell table:style-name="ce10"/>
          <table:table-cell table:style-name="ce13" office:value-type="float" office:value="25.12" calcext:value-type="float">
            <text:p>25,12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3085" calcext:value-type="float">
            <text:p>1263085</text:p>
          </table:table-cell>
          <table:table-cell table:style-name="ce9" office:value-type="date" office:date-value="2018-05-24" calcext:value-type="date">
            <text:p>05-24-18</text:p>
          </table:table-cell>
          <table:table-cell table:style-name="ce3"/>
          <table:table-cell/>
          <table:table-cell table:style-name="ce13" office:value-type="float" office:value="46.24" calcext:value-type="float">
            <text:p>46,24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1802" calcext:value-type="float">
            <text:p>1251802</text:p>
          </table:table-cell>
          <table:table-cell table:style-name="ce9" office:value-type="date" office:date-value="2018-05-29" calcext:value-type="date">
            <text:p>05-29-18</text:p>
          </table:table-cell>
          <table:table-cell table:style-name="ce3" office:value-type="string" calcext:value-type="string">
            <text:p>TOSHIBA SOLUTIONS D'AFFAIRES</text:p>
          </table:table-cell>
          <table:table-cell table:style-name="ce10"/>
          <table:table-cell table:style-name="ce13" office:value-type="float" office:value="262.47" calcext:value-type="float">
            <text:p>262,47</text:p>
          </table:table-cell>
          <table:table-cell table:style-name="ce3" office:value-type="string" calcext:value-type="string">
            <text:p>Réparation/Entretien - Photocopieur, télécopieur, impriman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147" calcext:value-type="float">
            <text:p>1277147</text:p>
          </table:table-cell>
          <table:table-cell table:style-name="ce9" office:value-type="date" office:date-value="2018-05-30" calcext:value-type="date">
            <text:p>05-30-18</text:p>
          </table:table-cell>
          <table:table-cell table:style-name="ce3" office:value-type="string" calcext:value-type="string">
            <text:p>ACCES COMMUNICATIONS</text:p>
          </table:table-cell>
          <table:table-cell/>
          <table:table-cell table:style-name="ce13" office:value-type="float" office:value="1091.87" calcext:value-type="float">
            <text:p>1 091,87</text:p>
          </table:table-cell>
          <table:table-cell table:style-name="ce3" office:value-type="string" calcext:value-type="string">
            <text:p>Location - 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12" calcext:value-type="float">
            <text:p>1266112</text:p>
          </table:table-cell>
          <table:table-cell table:style-name="ce9" office:value-type="date" office:date-value="2018-05-22" calcext:value-type="date">
            <text:p>05-22-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10"/>
          <table:table-cell table:style-name="ce13" office:value-type="float" office:value="5100.29" calcext:value-type="float">
            <text:p>5 100,29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302" calcext:value-type="float">
            <text:p>1274302</text:p>
          </table:table-cell>
          <table:table-cell table:style-name="ce9" office:value-type="date" office:date-value="2018-05-16" calcext:value-type="date">
            <text:p>05-16-18</text:p>
          </table:table-cell>
          <table:table-cell table:style-name="ce3" office:value-type="string" calcext:value-type="string">
            <text:p>TRANSPORT &amp; ACCORD</text:p>
          </table:table-cell>
          <table:table-cell table:style-name="ce10"/>
          <table:table-cell table:style-name="ce13" office:value-type="float" office:value="1469.82" calcext:value-type="float">
            <text:p>1 469,82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EROT, ROBERT</text:p>
          </table:table-cell>
          <table:table-cell table:style-name="ce5" office:value-type="float" office:value="1271174" calcext:value-type="float">
            <text:p>1271174</text:p>
          </table:table-cell>
          <table:table-cell table:style-name="ce9" office:value-type="date" office:date-value="2018-05-02" calcext:value-type="date">
            <text:p>05-02-18</text:p>
          </table:table-cell>
          <table:table-cell table:style-name="ce3" office:value-type="string" calcext:value-type="string">
            <text:p>R.M. LEDUC &amp; CIE INC.</text:p>
          </table:table-cell>
          <table:table-cell table:style-name="ce10"/>
          <table:table-cell table:style-name="ce13" office:value-type="float" office:value="689.76" calcext:value-type="float">
            <text:p>689,76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804" calcext:value-type="float">
            <text:p>1275804</text:p>
          </table:table-cell>
          <table:table-cell table:style-name="ce9" office:value-type="date" office:date-value="2018-05-24" calcext:value-type="date">
            <text:p>05-24-18</text:p>
          </table:table-cell>
          <table:table-cell table:style-name="ce3" office:value-type="string" calcext:value-type="string">
            <text:p>C.P.U. DESIGN INC.</text:p>
          </table:table-cell>
          <table:table-cell table:style-name="ce10"/>
          <table:table-cell table:style-name="ce13" office:value-type="float" office:value="404.46" calcext:value-type="float">
            <text:p>404,46</text:p>
          </table:table-cell>
          <table:table-cell table:style-name="ce3" office:value-type="string" calcext:value-type="string">
            <text:p>Photocopieur, télécopieur, imprimante et numéris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5" office:value-type="float" office:value="1273245" calcext:value-type="float">
            <text:p>1273245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LES TRADUCTIONS TERRY KNOWLES INC.</text:p>
          </table:table-cell>
          <table:table-cell/>
          <table:table-cell table:style-name="ce13" office:value-type="float" office:value="78.74" calcext:value-type="float">
            <text:p>78,74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255" calcext:value-type="float">
            <text:p>1273255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MONTREAL STENCIL INC</text:p>
          </table:table-cell>
          <table:table-cell table:style-name="ce10"/>
          <table:table-cell table:style-name="ce13" office:value-type="float" office:value="85.22" calcext:value-type="float">
            <text:p>85,22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273432" calcext:value-type="float">
            <text:p>1273432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LOISIRS SPORTIFS COTE-DES-NEIGES - NOTRE-DAME-DEGRACE</text:p>
          </table:table-cell>
          <table:table-cell table:style-name="ce10"/>
          <table:table-cell table:style-name="ce13" office:value-type="float" office:value="7552.62" calcext:value-type="float">
            <text:p>7 552,62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059" calcext:value-type="float">
            <text:p>1272059</text:p>
          </table:table-cell>
          <table:table-cell table:style-name="ce9" office:value-type="date" office:date-value="2018-05-07" calcext:value-type="date">
            <text:p>05-07-18</text:p>
          </table:table-cell>
          <table:table-cell table:style-name="ce3" office:value-type="string" calcext:value-type="string">
            <text:p>OFFICE MUNICIPAL D'HABITATION DE MONTREAL</text:p>
          </table:table-cell>
          <table:table-cell table:style-name="ce10"/>
          <table:table-cell table:style-name="ce13" office:value-type="float" office:value="9412.13" calcext:value-type="float">
            <text:p>9 412,13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55" calcext:value-type="float">
            <text:p>1274655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CLEMENT HYDRAULITECH INC.</text:p>
          </table:table-cell>
          <table:table-cell/>
          <table:table-cell table:style-name="ce13" office:value-type="float" office:value="1086.33" calcext:value-type="float">
            <text:p>1 086,33</text:p>
          </table:table-cell>
          <table:table-cell table:style-name="ce3" office:value-type="string" calcext:value-type="string">
            <text:p>Réparation/Entretien - Outil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59" calcext:value-type="float">
            <text:p>1274659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ENTREPRISES FORLINI-DIVISION EQUIPEMENT DE SECURITE UNIVERSEL INC. 1448,80</text:p>
          </table:table-cell>
          <table:table-cell table:style-name="ce10"/>
          <table:table-cell table:style-name="ce13" office:value-type="float" office:value="1448.8" calcext:value-type="float">
            <text:p>1 448,80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704" calcext:value-type="float">
            <text:p>1270704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GIVESCO INC.</text:p>
          </table:table-cell>
          <table:table-cell table:style-name="ce10"/>
          <table:table-cell table:style-name="ce13" office:value-type="float" office:value="406.3" calcext:value-type="float">
            <text:p>406,30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274107" calcext:value-type="float">
            <text:p>1274107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PRESFAB RUBTECH INC.</text:p>
          </table:table-cell>
          <table:table-cell table:style-name="ce5" office:value-type="float" office:value="1043338" calcext:value-type="float">
            <text:p>1043338</text:p>
          </table:table-cell>
          <table:table-cell table:style-name="ce13" office:value-type="float" office:value="526.93" calcext:value-type="float">
            <text:p>526,93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823" calcext:value-type="float">
            <text:p>1270823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PRODUITS DE SERVICES PUBLICS INNOVA INC.</text:p>
          </table:table-cell>
          <table:table-cell/>
          <table:table-cell table:style-name="ce13" office:value-type="float" office:value="388.45" calcext:value-type="float">
            <text:p>388,45</text:p>
          </table:table-cell>
          <table:table-cell table:style-name="ce3" office:value-type="string" calcext:value-type="string">
            <text:p>Réparation/Entretien - Machine et équipement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898" calcext:value-type="float">
            <text:p>1274898</text:p>
          </table:table-cell>
          <table:table-cell table:style-name="ce9" office:value-type="date" office:date-value="2018-05-18" calcext:value-type="date">
            <text:p>05-18-18</text:p>
          </table:table-cell>
          <table:table-cell table:style-name="ce3" office:value-type="string" calcext:value-type="string">
            <text:p>PUROLATOR COURRIER LTEE</text:p>
          </table:table-cell>
          <table:table-cell/>
          <table:table-cell table:style-name="ce13" office:value-type="float" office:value="367.45" calcext:value-type="float">
            <text:p>367,45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42" calcext:value-type="float">
            <text:p>1277542</text:p>
          </table:table-cell>
          <table:table-cell table:style-name="ce9" office:value-type="date" office:date-value="2018-05-31" calcext:value-type="date">
            <text:p>05-31-18</text:p>
          </table:table-cell>
          <table:table-cell table:style-name="ce3" office:value-type="string" calcext:value-type="string">
            <text:p>SANIVAC</text:p>
          </table:table-cell>
          <table:table-cell/>
          <table:table-cell table:style-name="ce1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104" calcext:value-type="float">
            <text:p>1277104</text:p>
          </table:table-cell>
          <table:table-cell table:style-name="ce9" office:value-type="date" office:date-value="2018-05-30" calcext:value-type="date">
            <text:p>05-30-18</text:p>
          </table:table-cell>
          <table:table-cell table:style-name="ce3" office:value-type="string" calcext:value-type="string">
            <text:p>JEAN GUGLIA &amp; FILS ENR.</text:p>
          </table:table-cell>
          <table:table-cell/>
          <table:table-cell table:style-name="ce13" office:value-type="float" office:value="37.08" calcext:value-type="float">
            <text:p>37,08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028" calcext:value-type="float">
            <text:p>1276028</text:p>
          </table:table-cell>
          <table:table-cell table:style-name="ce9" office:value-type="date" office:date-value="2018-05-24" calcext:value-type="date">
            <text:p>05-24-18</text:p>
          </table:table-cell>
          <table:table-cell table:style-name="ce3" office:value-type="string" calcext:value-type="string">
            <text:p>RENO-DEPOT</text:p>
          </table:table-cell>
          <table:table-cell table:style-name="ce10"/>
          <table:table-cell table:style-name="ce13" office:value-type="float" office:value="58.75" calcext:value-type="float">
            <text:p>58,75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664" calcext:value-type="float">
            <text:p>1270664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SERVICES MATREC INC.</text:p>
          </table:table-cell>
          <table:table-cell table:style-name="ce10"/>
          <table:table-cell table:style-name="ce13" office:value-type="float" office:value="1196.85" calcext:value-type="float">
            <text:p>1 196,8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764" calcext:value-type="float">
            <text:p>1270764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 table:style-name="ce10"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770" calcext:value-type="float">
            <text:p>1270770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775" calcext:value-type="float">
            <text:p>1270775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784" calcext:value-type="float">
            <text:p>1270784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807" calcext:value-type="float">
            <text:p>1270807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825" calcext:value-type="float">
            <text:p>1270825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831" calcext:value-type="float">
            <text:p>1270831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836" calcext:value-type="float">
            <text:p>1270836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346" calcext:value-type="float">
            <text:p>1271346</text:p>
          </table:table-cell>
          <table:table-cell table:style-name="ce9" office:value-type="date" office:date-value="2018-05-03" calcext:value-type="date">
            <text:p>05-03-18</text:p>
          </table:table-cell>
          <table:table-cell table:style-name="ce3"/>
          <table:table-cell table:style-name="ce10"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359" calcext:value-type="float">
            <text:p>1271359</text:p>
          </table:table-cell>
          <table:table-cell table:style-name="ce9" office:value-type="date" office:date-value="2018-05-03" calcext:value-type="date">
            <text:p>05-03-18</text:p>
          </table:table-cell>
          <table:table-cell table:style-name="ce3"/>
          <table:table-cell/>
          <table:table-cell table:style-name="ce13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274658" calcext:value-type="float">
            <text:p>1274658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STELEM</text:p>
          </table:table-cell>
          <table:table-cell table:style-name="ce10"/>
          <table:table-cell table:style-name="ce13" office:value-type="float" office:value="99.74" calcext:value-type="float">
            <text:p>99,74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69" calcext:value-type="float">
            <text:p>1274669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 table:style-name="ce10"/>
          <table:table-cell table:style-name="ce13" office:value-type="float" office:value="992.13" calcext:value-type="float">
            <text:p>992,13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063" calcext:value-type="float">
            <text:p>1277063</text:p>
          </table:table-cell>
          <table:table-cell table:style-name="ce9" office:value-type="date" office:date-value="2018-05-30" calcext:value-type="date">
            <text:p>05-30-18</text:p>
          </table:table-cell>
          <table:table-cell table:style-name="ce3" office:value-type="string" calcext:value-type="string">
            <text:p>ACIER LACHINE INC</text:p>
          </table:table-cell>
          <table:table-cell/>
          <table:table-cell table:style-name="ce13" office:value-type="float" office:value="4006.51" calcext:value-type="float">
            <text:p>4 006,51</text:p>
          </table:table-cell>
          <table:table-cell table:style-name="ce3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282" calcext:value-type="float">
            <text:p>1270282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ST-GERMAIN EGOUTS ET AQUEDUCS INC.</text:p>
          </table:table-cell>
          <table:table-cell/>
          <table:table-cell table:style-name="ce13" office:value-type="float" office:value="78.74" calcext:value-type="float">
            <text:p>78,74</text:p>
          </table:table-cell>
          <table:table-cell table:style-name="ce3" office:value-type="string" calcext:value-type="string">
            <text:p>Palette, caisson, bobine pour manuten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713" calcext:value-type="float">
            <text:p>1270713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TENAQUIP LIMITED</text:p>
          </table:table-cell>
          <table:table-cell table:style-name="ce5" office:value-type="float" office:value="1239113" calcext:value-type="float">
            <text:p>1239113</text:p>
          </table:table-cell>
          <table:table-cell table:style-name="ce13" office:value-type="float" office:value="365.86" calcext:value-type="float">
            <text:p>365,86</text:p>
          </table:table-cell>
          <table:table-cell table:style-name="ce3" office:value-type="string" calcext:value-type="string">
            <text:p>Échelle, escabeau et échafaud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/>
          <table:table-cell table:style-name="ce13" office:value-type="float" office:value="669.36" calcext:value-type="float">
            <text:p>669,36</text:p>
          </table:table-cell>
          <table:table-cell table:style-name="ce3" office:value-type="string" calcext:value-type="string">
            <text:p>Outil pneu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706" calcext:value-type="float">
            <text:p>1270706</text:p>
          </table:table-cell>
          <table:table-cell table:style-name="ce9" office:value-type="date" office:date-value="2018-05-01" calcext:value-type="date">
            <text:p>05-01-18</text:p>
          </table:table-cell>
          <table:table-cell table:style-name="ce3" office:value-type="string" calcext:value-type="string">
            <text:p>U. CAYOUETTE INC.</text:p>
          </table:table-cell>
          <table:table-cell table:style-name="ce10"/>
          <table:table-cell table:style-name="ce13" office:value-type="float" office:value="26.25" calcext:value-type="float">
            <text:p>26,25</text:p>
          </table:table-cell>
          <table:table-cell table:style-name="ce3" office:value-type="string" calcext:value-type="string">
            <text:p>Palette, caisson, bobine pour manuten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1" calcext:value-type="date">
            <text:p>05-01-18</text:p>
          </table:table-cell>
          <table:table-cell table:style-name="ce3"/>
          <table:table-cell/>
          <table:table-cell table:style-name="ce13" office:value-type="float" office:value="241.89" calcext:value-type="float">
            <text:p>241,89</text:p>
          </table:table-cell>
          <table:table-cell table:style-name="ce3" office:value-type="string" calcext:value-type="string">
            <text:p>Ciment, mélange à béton ensach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62" calcext:value-type="float">
            <text:p>1274662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26.25" calcext:value-type="float">
            <text:p>26,2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 table:style-name="ce10"/>
          <table:table-cell table:style-name="ce13" office:value-type="float" office:value="172.7" calcext:value-type="float">
            <text:p>172,70</text:p>
          </table:table-cell>
          <table:table-cell table:style-name="ce3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273377" calcext:value-type="float">
            <text:p>1273377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DEMENAGEMENT PERFORMANCE (PMI)</text:p>
          </table:table-cell>
          <table:table-cell/>
          <table:table-cell table:style-name="ce13" office:value-type="float" office:value="3845.69" calcext:value-type="float">
            <text:p>3 845,69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281" calcext:value-type="float">
            <text:p>1273281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LES GESTIONS MIRKO LANGLOIS INC.- CANADIAN TIRE</text:p>
          </table:table-cell>
          <table:table-cell/>
          <table:table-cell table:style-name="ce13" office:value-type="float" office:value="787.41" calcext:value-type="float">
            <text:p>787,41</text:p>
          </table:table-cell>
          <table:table-cell table:style-name="ce3" office:value-type="string" calcext:value-type="string">
            <text:p>Accessoire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336" calcext:value-type="float">
            <text:p>1273336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SERVICES D'ENTRETIEN ALPHANET INC.</text:p>
          </table:table-cell>
          <table:table-cell table:style-name="ce5" office:value-type="float" office:value="1197431" calcext:value-type="float">
            <text:p>1197431</text:p>
          </table:table-cell>
          <table:table-cell table:style-name="ce13" office:value-type="float" office:value="1259.85" calcext:value-type="float">
            <text:p>1 259,85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1" calcext:value-type="date">
            <text:p>05-11-18</text:p>
          </table:table-cell>
          <table:table-cell table:style-name="ce3"/>
          <table:table-cell table:style-name="ce10"/>
          <table:table-cell table:style-name="ce13" office:value-type="float" office:value="1259.85" calcext:value-type="float">
            <text:p>1 259,85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1" calcext:value-type="date">
            <text:p>05-11-18</text:p>
          </table:table-cell>
          <table:table-cell table:style-name="ce3"/>
          <table:table-cell table:style-name="ce10"/>
          <table:table-cell table:style-name="ce13" office:value-type="float" office:value="1259.85" calcext:value-type="float">
            <text:p>1 259,85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1" calcext:value-type="date">
            <text:p>05-11-18</text:p>
          </table:table-cell>
          <table:table-cell table:style-name="ce3"/>
          <table:table-cell/>
          <table:table-cell table:style-name="ce13" office:value-type="float" office:value="1259.85" calcext:value-type="float">
            <text:p>1 259,85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956" calcext:value-type="float">
            <text:p>1272956</text:p>
          </table:table-cell>
          <table:table-cell table:style-name="ce9" office:value-type="date" office:date-value="2018-05-10" calcext:value-type="date">
            <text:p>05-10-18</text:p>
          </table:table-cell>
          <table:table-cell table:style-name="ce3" office:value-type="string" calcext:value-type="string">
            <text:p>SPORTS MONTREAL INC.</text:p>
          </table:table-cell>
          <table:table-cell table:style-name="ce10"/>
          <table:table-cell table:style-name="ce13" office:value-type="float" office:value="2981.83" calcext:value-type="float">
            <text:p>2 981,83</text:p>
          </table:table-cell>
          <table:table-cell table:style-name="ce3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MARIO</text:p>
          </table:table-cell>
          <table:table-cell table:style-name="ce5" office:value-type="float" office:value="1272310" calcext:value-type="float">
            <text:p>1272310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 office:value-type="string" calcext:value-type="string">
            <text:p>AESL INSTRUMENTATION INC.</text:p>
          </table:table-cell>
          <table:table-cell table:style-name="ce10"/>
          <table:table-cell table:style-name="ce13" office:value-type="float" office:value="455.65" calcext:value-type="float">
            <text:p>455,65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194" calcext:value-type="float">
            <text:p>1274194</text:p>
          </table:table-cell>
          <table:table-cell table:style-name="ce9" office:value-type="date" office:date-value="2018-05-16" calcext:value-type="date">
            <text:p>05-16-18</text:p>
          </table:table-cell>
          <table:table-cell table:style-name="ce3"/>
          <table:table-cell/>
          <table:table-cell table:style-name="ce13" office:value-type="float" office:value="199.48" calcext:value-type="float">
            <text:p>199,48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707" calcext:value-type="float">
            <text:p>1274707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AFFICHAGE SST</text:p>
          </table:table-cell>
          <table:table-cell/>
          <table:table-cell table:style-name="ce13" office:value-type="float" office:value="117.77" calcext:value-type="float">
            <text:p>117,7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992" calcext:value-type="float">
            <text:p>1276992</text:p>
          </table:table-cell>
          <table:table-cell table:style-name="ce9" office:value-type="date" office:date-value="2018-05-29" calcext:value-type="date">
            <text:p>05-29-18</text:p>
          </table:table-cell>
          <table:table-cell table:style-name="ce3" office:value-type="string" calcext:value-type="string">
            <text:p>PRODUITS DE LABORATOIRES CERTIFIES</text:p>
          </table:table-cell>
          <table:table-cell/>
          <table:table-cell table:style-name="ce13" office:value-type="float" office:value="2785.32" calcext:value-type="float">
            <text:p>2 785,32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316" calcext:value-type="float">
            <text:p>1272316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 office:value-type="string" calcext:value-type="string">
            <text:p>CENTAURECOM INC.</text:p>
          </table:table-cell>
          <table:table-cell/>
          <table:table-cell table:style-name="ce13" office:value-type="float" office:value="1298.7" calcext:value-type="float">
            <text:p>1 298,70</text:p>
          </table:table-cell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864" calcext:value-type="float">
            <text:p>1273864</text:p>
          </table:table-cell>
          <table:table-cell table:style-name="ce9" office:value-type="date" office:date-value="2018-05-22" calcext:value-type="date">
            <text:p>05-22-18</text:p>
          </table:table-cell>
          <table:table-cell table:style-name="ce3" office:value-type="string" calcext:value-type="string">
            <text:p>DMS DIVISION DE C.I.T.I.</text:p>
          </table:table-cell>
          <table:table-cell/>
          <table:table-cell table:style-name="ce13" office:value-type="float" office:value="136.48" calcext:value-type="float">
            <text:p>136,48</text:p>
          </table:table-cell>
          <table:table-cell table:style-name="ce3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5" calcext:value-type="date">
            <text:p>05-15-18</text:p>
          </table:table-cell>
          <table:table-cell table:style-name="ce3"/>
          <table:table-cell/>
          <table:table-cell table:style-name="ce13" office:value-type="float" office:value="2860.92" calcext:value-type="float">
            <text:p>2 860,92</text:p>
          </table:table-cell>
          <table:table-cell table:style-name="ce3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756" calcext:value-type="float">
            <text:p>1273756</text:p>
          </table:table-cell>
          <table:table-cell table:style-name="ce9" office:value-type="date" office:date-value="2018-05-14" calcext:value-type="date">
            <text:p>05-14-18</text:p>
          </table:table-cell>
          <table:table-cell table:style-name="ce3" office:value-type="string" calcext:value-type="string">
            <text:p>GABRIEL REMORQUAGE ET TRANSPORT INC.</text:p>
          </table:table-cell>
          <table:table-cell/>
          <table:table-cell table:style-name="ce13" office:value-type="float" office:value="2099.75" calcext:value-type="float">
            <text:p>2 099,75</text:p>
          </table:table-cell>
          <table:table-cell table:style-name="ce3" office:value-type="string" calcext:value-type="string">
            <text:p>Service - Transport de conten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277" calcext:value-type="float">
            <text:p>1273277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GLOBAL UPHOLSTERY CO. INC./GROUPE GLOBAL INC.</text:p>
          </table:table-cell>
          <table:table-cell/>
          <table:table-cell table:style-name="ce13" office:value-type="float" office:value="68.24" calcext:value-type="float">
            <text:p>68,24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1" calcext:value-type="date">
            <text:p>05-11-18</text:p>
          </table:table-cell>
          <table:table-cell table:style-name="ce3"/>
          <table:table-cell/>
          <table:table-cell table:style-name="ce13" office:value-type="float" office:value="225.2" calcext:value-type="float">
            <text:p>225,20</text:p>
          </table:table-cell>
          <table:table-cell table:style-name="ce3" office:value-type="string" calcext:value-type="string">
            <text:p>Service - Aménagement de burea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1" calcext:value-type="date">
            <text:p>05-11-18</text:p>
          </table:table-cell>
          <table:table-cell table:style-name="ce3"/>
          <table:table-cell table:style-name="ce10"/>
          <table:table-cell table:style-name="ce13" office:value-type="float" office:value="996.7" calcext:value-type="float">
            <text:p>996,70</text:p>
          </table:table-cell>
          <table:table-cell table:style-name="ce3" office:value-type="string" calcext:value-type="string">
            <text:p>Accessoire et fourniture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278" calcext:value-type="float">
            <text:p>1273278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/>
          <table:table-cell table:style-name="ce10"/>
          <table:table-cell table:style-name="ce13" office:value-type="float" office:value="10.5" calcext:value-type="float">
            <text:p>10,5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1" calcext:value-type="date">
            <text:p>05-11-18</text:p>
          </table:table-cell>
          <table:table-cell table:style-name="ce3"/>
          <table:table-cell/>
          <table:table-cell table:style-name="ce13" office:value-type="float" office:value="47.25" calcext:value-type="float">
            <text:p>47,25</text:p>
          </table:table-cell>
          <table:table-cell table:style-name="ce3" office:value-type="string" calcext:value-type="string">
            <text:p>Réparation/Entretien - Accessoire et fourniture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99" calcext:value-type="float">
            <text:p>1274699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LES INSTALLATIONS SPORTIVES AGORA INC.</text:p>
          </table:table-cell>
          <table:table-cell/>
          <table:table-cell table:style-name="ce13" office:value-type="float" office:value="2656.18" calcext:value-type="float">
            <text:p>2 656,18</text:p>
          </table:table-cell>
          <table:table-cell table:style-name="ce3" office:value-type="string" calcext:value-type="string">
            <text:p>Accessoire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805" calcext:value-type="float">
            <text:p>1275805</text:p>
          </table:table-cell>
          <table:table-cell table:style-name="ce9" office:value-type="date" office:date-value="2018-05-24" calcext:value-type="date">
            <text:p>05-24-18</text:p>
          </table:table-cell>
          <table:table-cell table:style-name="ce3" office:value-type="string" calcext:value-type="string">
            <text:p>P RIOPEL 1993 INC</text:p>
          </table:table-cell>
          <table:table-cell/>
          <table:table-cell table:style-name="ce13" office:value-type="float" office:value="1119.17" calcext:value-type="float">
            <text:p>1 119,17</text:p>
          </table:table-cell>
          <table:table-cell table:style-name="ce3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24" calcext:value-type="date">
            <text:p>05-24-18</text:p>
          </table:table-cell>
          <table:table-cell table:style-name="ce3"/>
          <table:table-cell/>
          <table:table-cell table:style-name="ce13" office:value-type="float" office:value="41.99" calcext:value-type="float">
            <text:p>41,9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243" calcext:value-type="float">
            <text:p>1272243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79.71" calcext:value-type="float">
            <text:p>279,71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883" calcext:value-type="float">
            <text:p>1272883</text:p>
          </table:table-cell>
          <table:table-cell table:style-name="ce9" office:value-type="date" office:date-value="2018-05-10" calcext:value-type="date">
            <text:p>05-10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87.5" calcext:value-type="float">
            <text:p>287,50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0" calcext:value-type="date">
            <text:p>05-10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67.5" calcext:value-type="float">
            <text:p>67,50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MPERIS, MARIO</text:p>
          </table:table-cell>
          <table:table-cell table:style-name="ce6"/>
          <table:table-cell table:style-name="ce9" office:value-type="date" office:date-value="2018-05-10" calcext:value-type="date">
            <text:p>05-10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36.13" calcext:value-type="float">
            <text:p>36,13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05-10" calcext:value-type="date">
            <text:p>05-10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2.01" calcext:value-type="float">
            <text:p>22,01</text:p>
          </table:table-cell>
          <table:table-cell table:style-name="ce3" office:value-type="string" calcext:value-type="string">
            <text:p>Produit d'hygiène corpor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977" calcext:value-type="float">
            <text:p>1276977</text:p>
          </table:table-cell>
          <table:table-cell table:style-name="ce9" office:value-type="date" office:date-value="2018-05-29" calcext:value-type="date">
            <text:p>05-29-18</text:p>
          </table:table-cell>
          <table:table-cell table:style-name="ce3"/>
          <table:table-cell/>
          <table:table-cell table:style-name="ce13" office:value-type="float" office:value="86.55" calcext:value-type="float">
            <text:p>86,55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29" calcext:value-type="date">
            <text:p>05-29-18</text:p>
          </table:table-cell>
          <table:table-cell table:style-name="ce3"/>
          <table:table-cell/>
          <table:table-cell table:style-name="ce13" office:value-type="float" office:value="26.19" calcext:value-type="float">
            <text:p>26,19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29" calcext:value-type="date">
            <text:p>05-29-18</text:p>
          </table:table-cell>
          <table:table-cell table:style-name="ce3"/>
          <table:table-cell/>
          <table:table-cell table:style-name="ce13" office:value-type="float" office:value="8.14" calcext:value-type="float">
            <text:p>8,14</text:p>
          </table:table-cell>
          <table:table-cell table:style-name="ce3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190" calcext:value-type="float">
            <text:p>1274190</text:p>
          </table:table-cell>
          <table:table-cell table:style-name="ce9" office:value-type="date" office:date-value="2018-05-16" calcext:value-type="date">
            <text:p>05-16-18</text:p>
          </table:table-cell>
          <table:table-cell table:style-name="ce3"/>
          <table:table-cell/>
          <table:table-cell table:style-name="ce13" office:value-type="float" office:value="26.98" calcext:value-type="float">
            <text:p>26,98</text:p>
          </table:table-cell>
          <table:table-cell table:style-name="ce3" office:value-type="string" calcext:value-type="string">
            <text:p>Réparation/Entretien - Appareil d'entreti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5" office:value-type="float" office:value="1275171" calcext:value-type="float">
            <text:p>1275171</text:p>
          </table:table-cell>
          <table:table-cell table:style-name="ce9" office:value-type="date" office:date-value="2018-05-22" calcext:value-type="date">
            <text:p>05-22-18</text:p>
          </table:table-cell>
          <table:table-cell table:style-name="ce3" office:value-type="string" calcext:value-type="string">
            <text:p>LOISIRS SPORTIFS COTE-DES-NEIGES - NOTRE-DAME-DEGRACE</text:p>
          </table:table-cell>
          <table:table-cell/>
          <table:table-cell table:style-name="ce13" office:value-type="float" office:value="3137.36" calcext:value-type="float">
            <text:p>3 137,36</text:p>
          </table:table-cell>
          <table:table-cell table:style-name="ce3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85" calcext:value-type="float">
            <text:p>1274685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70.21" calcext:value-type="float">
            <text:p>70,21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702" calcext:value-type="float">
            <text:p>1274702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1099.54" calcext:value-type="float">
            <text:p>1 099,54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174" calcext:value-type="float">
            <text:p>1275174</text:p>
          </table:table-cell>
          <table:table-cell table:style-name="ce9" office:value-type="date" office:date-value="2018-05-22" calcext:value-type="date">
            <text:p>05-22-18</text:p>
          </table:table-cell>
          <table:table-cell table:style-name="ce3" office:value-type="string" calcext:value-type="string">
            <text:p>SOCIETE ENVIRONNEMENTALE COTE-DES-NEIGES</text:p>
          </table:table-cell>
          <table:table-cell/>
          <table:table-cell table:style-name="ce13" office:value-type="float" office:value="913.13" calcext:value-type="float">
            <text:p>913,13</text:p>
          </table:table-cell>
          <table:table-cell table:style-name="ce3" office:value-type="string" calcext:value-type="string">
            <text:p>Fourniture hortico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168" calcext:value-type="float">
            <text:p>1275168</text:p>
          </table:table-cell>
          <table:table-cell table:style-name="ce9" office:value-type="date" office:date-value="2018-05-22" calcext:value-type="date">
            <text:p>05-22-18</text:p>
          </table:table-cell>
          <table:table-cell table:style-name="ce3" office:value-type="string" calcext:value-type="string">
            <text:p>SODEM INC.</text:p>
          </table:table-cell>
          <table:table-cell/>
          <table:table-cell table:style-name="ce13" office:value-type="float" office:value="1627.3" calcext:value-type="float">
            <text:p>1 627,30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273426" calcext:value-type="float">
            <text:p>1273426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ARTEXPERT.CA INC</text:p>
          </table:table-cell>
          <table:table-cell/>
          <table:table-cell table:style-name="ce13" office:value-type="float" office:value="15958.1" calcext:value-type="float">
            <text:p>15 958,10</text:p>
          </table:table-cell>
          <table:table-cell table:style-name="ce3" office:value-type="string" calcext:value-type="string">
            <text:p>Conseiller en planification stratég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252" calcext:value-type="float">
            <text:p>1274252</text:p>
          </table:table-cell>
          <table:table-cell table:style-name="ce9" office:value-type="date" office:date-value="2018-05-16" calcext:value-type="date">
            <text:p>05-16-18</text:p>
          </table:table-cell>
          <table:table-cell table:style-name="ce3" office:value-type="string" calcext:value-type="string">
            <text:p>ASSOCIATION DES COMMUNICATEURS MUNICIPAUX DU QUEBEC INC. ACMQ</text:p>
          </table:table-cell>
          <table:table-cell/>
          <table:table-cell table:style-name="ce13" office:value-type="float" office:value="183.73" calcext:value-type="float">
            <text:p>183,73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860" calcext:value-type="float">
            <text:p>1272860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ASSOCIATION QUEBECOISE DU LOISIR MUNICIPAL (AQLM)</text:p>
          </table:table-cell>
          <table:table-cell/>
          <table:table-cell table:style-name="ce13" office:value-type="float" office:value="78.74" calcext:value-type="float">
            <text:p>78,74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416" calcext:value-type="float">
            <text:p>1274416</text:p>
          </table:table-cell>
          <table:table-cell table:style-name="ce9" office:value-type="date" office:date-value="2018-05-16" calcext:value-type="date">
            <text:p>05-16-18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5" office:value-type="float" office:value="1163361" calcext:value-type="float">
            <text:p>1163361</text:p>
          </table:table-cell>
          <table:table-cell table:style-name="ce13" office:value-type="float" office:value="2178.45" calcext:value-type="float">
            <text:p>2 178,4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280" calcext:value-type="float">
            <text:p>1276280</text:p>
          </table:table-cell>
          <table:table-cell table:style-name="ce9" office:value-type="date" office:date-value="2018-05-25" calcext:value-type="date">
            <text:p>05-25-18</text:p>
          </table:table-cell>
          <table:table-cell table:style-name="ce3" office:value-type="string" calcext:value-type="string">
            <text:p>G &amp; B COTTON INC.</text:p>
          </table:table-cell>
          <table:table-cell/>
          <table:table-cell table:style-name="ce13" office:value-type="float" office:value="6104.5" calcext:value-type="float">
            <text:p>6 104,50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2364" calcext:value-type="float">
            <text:p>1262364</text:p>
          </table:table-cell>
          <table:table-cell table:style-name="ce9" office:value-type="date" office:date-value="2018-05-25" calcext:value-type="date">
            <text:p>05-25-18</text:p>
          </table:table-cell>
          <table:table-cell table:style-name="ce3" office:value-type="string" calcext:value-type="string">
            <text:p>SOCIETE CANADIENNE DES POSTES</text:p>
          </table:table-cell>
          <table:table-cell/>
          <table:table-cell table:style-name="ce13" office:value-type="float" office:value="9893.48" calcext:value-type="float">
            <text:p>9 893,48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033" calcext:value-type="float">
            <text:p>1271033</text:p>
          </table:table-cell>
          <table:table-cell table:style-name="ce9" office:value-type="date" office:date-value="2018-05-02" calcext:value-type="date">
            <text:p>05-02-18</text:p>
          </table:table-cell>
          <table:table-cell table:style-name="ce3" office:value-type="string" calcext:value-type="string">
            <text:p>HARDY EXPERT CONSEIL INC.</text:p>
          </table:table-cell>
          <table:table-cell/>
          <table:table-cell table:style-name="ce13" office:value-type="float" office:value="619.43" calcext:value-type="float">
            <text:p>619,43</text:p>
          </table:table-cell>
          <table:table-cell table:style-name="ce3" office:value-type="string" calcext:value-type="string">
            <text:p>4.1 - Entrepreneur en structures de maçonn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050" calcext:value-type="float">
            <text:p>1271050</text:p>
          </table:table-cell>
          <table:table-cell table:style-name="ce9" office:value-type="date" office:date-value="2018-05-02" calcext:value-type="date">
            <text:p>05-02-18</text:p>
          </table:table-cell>
          <table:table-cell table:style-name="ce3" office:value-type="string" calcext:value-type="string">
            <text:p>INDUKTION GROUPE CONSEIL INC.</text:p>
          </table:table-cell>
          <table:table-cell/>
          <table:table-cell table:style-name="ce13" office:value-type="float" office:value="9816.33" calcext:value-type="float">
            <text:p>9 816,33</text:p>
          </table:table-cell>
          <table:table-cell table:style-name="ce3" office:value-type="string" calcext:value-type="string">
            <text:p>16.0 - 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479" calcext:value-type="float">
            <text:p>1271479</text:p>
          </table:table-cell>
          <table:table-cell table:style-name="ce9" office:value-type="date" office:date-value="2018-05-03" calcext:value-type="date">
            <text:p>05-03-18</text:p>
          </table:table-cell>
          <table:table-cell table:style-name="ce3" office:value-type="string" calcext:value-type="string">
            <text:p>JEAN-CLAUDE LEBEAU</text:p>
          </table:table-cell>
          <table:table-cell/>
          <table:table-cell table:style-name="ce13" office:value-type="float" office:value="404.41" calcext:value-type="float">
            <text:p>404,41</text:p>
          </table:table-cell>
          <table:table-cell table:style-name="ce3" office:value-type="string" calcext:value-type="string">
            <text:p>Réparation/Entretien - 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487" calcext:value-type="float">
            <text:p>1271487</text:p>
          </table:table-cell>
          <table:table-cell table:style-name="ce9" office:value-type="date" office:date-value="2018-05-03" calcext:value-type="date">
            <text:p>05-03-18</text:p>
          </table:table-cell>
          <table:table-cell table:style-name="ce3" office:value-type="string" calcext:value-type="string">
            <text:p>SERRURIER SHAY MONTREAL #1 24/7</text:p>
          </table:table-cell>
          <table:table-cell/>
          <table:table-cell table:style-name="ce13" office:value-type="float" office:value="295.01" calcext:value-type="float">
            <text:p>295,01</text:p>
          </table:table-cell>
          <table:table-cell table:style-name="ce3" office:value-type="string" calcext:value-type="string">
            <text:p>Serrurerie, ferronnerie et 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496" calcext:value-type="float">
            <text:p>1271496</text:p>
          </table:table-cell>
          <table:table-cell table:style-name="ce9" office:value-type="date" office:date-value="2018-05-03" calcext:value-type="date">
            <text:p>05-03-18</text:p>
          </table:table-cell>
          <table:table-cell table:style-name="ce3"/>
          <table:table-cell/>
          <table:table-cell table:style-name="ce13" office:value-type="float" office:value="229.92" calcext:value-type="float">
            <text:p>229,92</text:p>
          </table:table-cell>
          <table:table-cell table:style-name="ce3" office:value-type="string" calcext:value-type="string">
            <text:p>Serrurerie, ferronnerie et 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881" calcext:value-type="float">
            <text:p>1273881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SIGNALISATION S.A.I.C. INC</text:p>
          </table:table-cell>
          <table:table-cell table:style-name="ce10"/>
          <table:table-cell table:style-name="ce13" office:value-type="float" office:value="7108.56" calcext:value-type="float">
            <text:p>7 108,56</text:p>
          </table:table-cell>
          <table:table-cell table:style-name="ce3" office:value-type="string" calcext:value-type="string">
            <text:p>Service - Signal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15" calcext:value-type="float">
            <text:p>1272515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TOTALMED SOLUTIONS SANTE INC.</text:p>
          </table:table-cell>
          <table:table-cell/>
          <table:table-cell table:style-name="ce13" office:value-type="float" office:value="5249.37" calcext:value-type="float">
            <text:p>5 249,37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090" calcext:value-type="float">
            <text:p>1274090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VELO QUEBEC ASSOCIATION</text:p>
          </table:table-cell>
          <table:table-cell/>
          <table:table-cell table:style-name="ce13" office:value-type="float" office:value="22467.32" calcext:value-type="float">
            <text:p>22 467,32</text:p>
          </table:table-cell>
          <table:table-cell table:style-name="ce3" office:value-type="string" calcext:value-type="string">
            <text:p>Service - Travail technique en architecture et génie civ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table:style-name="ce5" office:value-type="float" office:value="1272569" calcext:value-type="float">
            <text:p>1272569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13" office:value-type="float" office:value="13.09" calcext:value-type="float">
            <text:p>13,09</text:p>
          </table:table-cell>
          <table:table-cell table:style-name="ce3" office:value-type="string" calcext:value-type="string">
            <text:p>Botte, soulier et couvre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963" calcext:value-type="float">
            <text:p>1275963</text:p>
          </table:table-cell>
          <table:table-cell table:style-name="ce9" office:value-type="date" office:date-value="2018-05-24" calcext:value-type="date">
            <text:p>05-24-18</text:p>
          </table:table-cell>
          <table:table-cell table:style-name="ce3"/>
          <table:table-cell table:style-name="ce10"/>
          <table:table-cell table:style-name="ce13" office:value-type="float" office:value="493.33" calcext:value-type="float">
            <text:p>493,33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564" calcext:value-type="float">
            <text:p>1274564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CONTOUR D'IMAGE INC.</text:p>
          </table:table-cell>
          <table:table-cell/>
          <table:table-cell table:style-name="ce13" office:value-type="float" office:value="120.75" calcext:value-type="float">
            <text:p>120,75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 table:style-name="ce10"/>
          <table:table-cell table:style-name="ce13" office:value-type="float" office:value="21" calcext:value-type="float">
            <text:p>21,0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table:style-name="ce5" office:value-type="float" office:value="1274618" calcext:value-type="float">
            <text:p>1274618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/>
          <table:table-cell table:style-name="ce13" office:value-type="float" office:value="241.48" calcext:value-type="float">
            <text:p>241,48</text:p>
          </table:table-cell>
          <table:table-cell table:style-name="ce3" office:value-type="string" calcext:value-type="string">
            <text:p>Botte, soulier et couvre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22" calcext:value-type="float">
            <text:p>1274622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296.08" calcext:value-type="float">
            <text:p>296,08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51" calcext:value-type="float">
            <text:p>1274651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209.97" calcext:value-type="float">
            <text:p>209,97</text:p>
          </table:table-cell>
          <table:table-cell table:style-name="ce3" office:value-type="string" calcext:value-type="string">
            <text:p>Botte, soulier et couvre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38" calcext:value-type="float">
            <text:p>1272538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GESTION NOVAFOR INC.</text:p>
          </table:table-cell>
          <table:table-cell/>
          <table:table-cell table:style-name="ce13" office:value-type="float" office:value="398.94" calcext:value-type="float">
            <text:p>398,94</text:p>
          </table:table-cell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9" calcext:value-type="date">
            <text:p>05-09-18</text:p>
          </table:table-cell>
          <table:table-cell table:style-name="ce3"/>
          <table:table-cell/>
          <table:table-cell table:style-name="ce13" office:value-type="float" office:value="244.06" calcext:value-type="float">
            <text:p>244,06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975" calcext:value-type="float">
            <text:p>1275975</text:p>
          </table:table-cell>
          <table:table-cell table:style-name="ce9" office:value-type="date" office:date-value="2018-05-24" calcext:value-type="date">
            <text:p>05-24-18</text:p>
          </table:table-cell>
          <table:table-cell table:style-name="ce3"/>
          <table:table-cell/>
          <table:table-cell table:style-name="ce13" office:value-type="float" office:value="703.67" calcext:value-type="float">
            <text:p>703,67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57" calcext:value-type="float">
            <text:p>1272557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/>
          <table:table-cell/>
          <table:table-cell table:style-name="ce13" office:value-type="float" office:value="135.53" calcext:value-type="float">
            <text:p>135,53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571" calcext:value-type="float">
            <text:p>1274571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943.74" calcext:value-type="float">
            <text:p>943,74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34" calcext:value-type="float">
            <text:p>1274634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2902.2" calcext:value-type="float">
            <text:p>2 902,20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54" calcext:value-type="float">
            <text:p>1274654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GLOCO INC.</text:p>
          </table:table-cell>
          <table:table-cell/>
          <table:table-cell table:style-name="ce13" office:value-type="float" office:value="62.99" calcext:value-type="float">
            <text:p>62,9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1819.85" calcext:value-type="float">
            <text:p>1 819,85</text:p>
          </table:table-cell>
          <table:table-cell table:style-name="ce3" office:value-type="string" calcext:value-type="string">
            <text:p>Graine, semence, bulbe et bou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00" calcext:value-type="float">
            <text:p>1274600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J. CARRIER FOURNITURES INDUSTRIELLES INC.</text:p>
          </table:table-cell>
          <table:table-cell/>
          <table:table-cell table:style-name="ce13" office:value-type="float" office:value="89.24" calcext:value-type="float">
            <text:p>89,24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971" calcext:value-type="float">
            <text:p>1275971</text:p>
          </table:table-cell>
          <table:table-cell table:style-name="ce9" office:value-type="date" office:date-value="2018-05-24" calcext:value-type="date">
            <text:p>05-24-18</text:p>
          </table:table-cell>
          <table:table-cell table:style-name="ce3" office:value-type="string" calcext:value-type="string">
            <text:p>SECURITE LANDRY INC</text:p>
          </table:table-cell>
          <table:table-cell/>
          <table:table-cell table:style-name="ce13" office:value-type="float" office:value="677.14" calcext:value-type="float">
            <text:p>677,14</text:p>
          </table:table-cell>
          <table:table-cell table:style-name="ce3" office:value-type="string" calcext:value-type="string">
            <text:p>Botte, soulier et couvre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64" calcext:value-type="float">
            <text:p>1272564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JEAN GUGLIA &amp; FILS ENR.</text:p>
          </table:table-cell>
          <table:table-cell/>
          <table:table-cell table:style-name="ce13" office:value-type="float" office:value="324.31" calcext:value-type="float">
            <text:p>324,31</text:p>
          </table:table-cell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566" calcext:value-type="float">
            <text:p>1274566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222.79" calcext:value-type="float">
            <text:p>222,79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46" calcext:value-type="float">
            <text:p>1274646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LA MAISON DU PEINTRE</text:p>
          </table:table-cell>
          <table:table-cell/>
          <table:table-cell table:style-name="ce13" office:value-type="float" office:value="282.26" calcext:value-type="float">
            <text:p>282,26</text:p>
          </table:table-cell>
          <table:table-cell table:style-name="ce3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64" calcext:value-type="float">
            <text:p>1274664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LANGE PATENAUDE EQUIPEMENT LTEE - KUBOTA MONTREAL</text:p>
          </table:table-cell>
          <table:table-cell table:style-name="ce10"/>
          <table:table-cell table:style-name="ce13" office:value-type="float" office:value="14.7" calcext:value-type="float">
            <text:p>14,7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 table:style-name="ce10"/>
          <table:table-cell table:style-name="ce13" office:value-type="float" office:value="67.28" calcext:value-type="float">
            <text:p>67,28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28" calcext:value-type="float">
            <text:p>1272528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LEE VALLEY TOOLS LTD.</text:p>
          </table:table-cell>
          <table:table-cell/>
          <table:table-cell table:style-name="ce13" office:value-type="float" office:value="27.24" calcext:value-type="float">
            <text:p>27,24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9" calcext:value-type="date">
            <text:p>05-09-18</text:p>
          </table:table-cell>
          <table:table-cell table:style-name="ce3"/>
          <table:table-cell/>
          <table:table-cell table:style-name="ce13" office:value-type="float" office:value="376.91" calcext:value-type="float">
            <text:p>376,91</text:p>
          </table:table-cell>
          <table:table-cell table:style-name="ce3" office:value-type="string" calcext:value-type="string">
            <text:p>Machine et équipement d'aménagement paysager et dénei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31" calcext:value-type="float">
            <text:p>1274631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LE GROUPE J.S.V. INC</text:p>
          </table:table-cell>
          <table:table-cell/>
          <table:table-cell table:style-name="ce13" office:value-type="float" office:value="65.62" calcext:value-type="float">
            <text:p>65,62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43" calcext:value-type="float">
            <text:p>1272543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LES EQUIPEMENTS RAPCO INC</text:p>
          </table:table-cell>
          <table:table-cell/>
          <table:table-cell table:style-name="ce13" office:value-type="float" office:value="51.58" calcext:value-type="float">
            <text:p>51,58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ISENO, MARTIN</text:p>
          </table:table-cell>
          <table:table-cell table:style-name="ce5" office:value-type="float" office:value="1272566" calcext:value-type="float">
            <text:p>1272566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LES MATERIAUX DE CONSTRUCTION R. OLIGNY LTEE</text:p>
          </table:table-cell>
          <table:table-cell/>
          <table:table-cell table:style-name="ce13" office:value-type="float" office:value="3622.07" calcext:value-type="float">
            <text:p>3 622,07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9" calcext:value-type="date">
            <text:p>05-09-18</text:p>
          </table:table-cell>
          <table:table-cell table:style-name="ce3"/>
          <table:table-cell/>
          <table:table-cell table:style-name="ce13" office:value-type="float" office:value="52.49" calcext:value-type="float">
            <text:p>52,4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258" calcext:value-type="float">
            <text:p>1273258</text:p>
          </table:table-cell>
          <table:table-cell table:style-name="ce9" office:value-type="date" office:date-value="2018-05-11" calcext:value-type="date">
            <text:p>05-11-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5" office:value-type="float" office:value="1263855" calcext:value-type="float">
            <text:p>1263855</text:p>
          </table:table-cell>
          <table:table-cell table:style-name="ce13" office:value-type="float" office:value="5100.29" calcext:value-type="float">
            <text:p>5 100,29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50" calcext:value-type="float">
            <text:p>1274650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MARTECH SIGNALISATION INC.</text:p>
          </table:table-cell>
          <table:table-cell/>
          <table:table-cell table:style-name="ce13" office:value-type="float" office:value="248.19" calcext:value-type="float">
            <text:p>248,19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30" calcext:value-type="float">
            <text:p>1272530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 office:value-type="string" calcext:value-type="string">
            <text:p>OUTILLAGES EXPRESS</text:p>
          </table:table-cell>
          <table:table-cell/>
          <table:table-cell table:style-name="ce13" office:value-type="float" office:value="396.7" calcext:value-type="float">
            <text:p>396,70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40" calcext:value-type="float">
            <text:p>1272540</text:p>
          </table:table-cell>
          <table:table-cell table:style-name="ce9" office:value-type="date" office:date-value="2018-05-09" calcext:value-type="date">
            <text:p>05-09-18</text:p>
          </table:table-cell>
          <table:table-cell table:style-name="ce3"/>
          <table:table-cell table:style-name="ce10"/>
          <table:table-cell table:style-name="ce13" office:value-type="float" office:value="1055.11" calcext:value-type="float">
            <text:p>1 055,11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67" calcext:value-type="float">
            <text:p>1274667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 table:style-name="ce10"/>
          <table:table-cell table:style-name="ce13" office:value-type="float" office:value="499.59" calcext:value-type="float">
            <text:p>499,59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68" calcext:value-type="float">
            <text:p>1274668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225.55" calcext:value-type="float">
            <text:p>225,55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63" calcext:value-type="float">
            <text:p>1274663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PPG REVETEMENTS ARCHITECTURAUX CANADA INC.</text:p>
          </table:table-cell>
          <table:table-cell/>
          <table:table-cell table:style-name="ce13" office:value-type="float" office:value="1463.9" calcext:value-type="float">
            <text:p>1 463,90</text:p>
          </table:table-cell>
          <table:table-cell table:style-name="ce3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979" calcext:value-type="float">
            <text:p>1273979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5.37" calcext:value-type="float">
            <text:p>15,37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5" calcext:value-type="date">
            <text:p>05-15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00.22" calcext:value-type="float">
            <text:p>100,22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5" calcext:value-type="date">
            <text:p>05-15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30.53" calcext:value-type="float">
            <text:p>230,53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595" calcext:value-type="float">
            <text:p>1274595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TECHSPORT INC.</text:p>
          </table:table-cell>
          <table:table-cell/>
          <table:table-cell table:style-name="ce13" office:value-type="float" office:value="73.7" calcext:value-type="float">
            <text:p>73,70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666" calcext:value-type="float">
            <text:p>1274666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TENAQUIP LIMITED</text:p>
          </table:table-cell>
          <table:table-cell/>
          <table:table-cell table:style-name="ce13" office:value-type="float" office:value="233.82" calcext:value-type="float">
            <text:p>233,82</text:p>
          </table:table-cell>
          <table:table-cell table:style-name="ce3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17" calcext:value-type="date">
            <text:p>05-17-18</text:p>
          </table:table-cell>
          <table:table-cell table:style-name="ce3"/>
          <table:table-cell/>
          <table:table-cell table:style-name="ce13" office:value-type="float" office:value="129.9" calcext:value-type="float">
            <text:p>129,90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080" calcext:value-type="float">
            <text:p>1274080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VORTEX STRUCTURES AQUATIQUES INTERNATIONALES INC</text:p>
          </table:table-cell>
          <table:table-cell/>
          <table:table-cell table:style-name="ce13" office:value-type="float" office:value="1488.3" calcext:value-type="float">
            <text:p>1 488,30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599" calcext:value-type="float">
            <text:p>1274599</text:p>
          </table:table-cell>
          <table:table-cell table:style-name="ce9" office:value-type="date" office:date-value="2018-05-17" calcext:value-type="date">
            <text:p>05-17-18</text:p>
          </table:table-cell>
          <table:table-cell table:style-name="ce3" office:value-type="string" calcext:value-type="string">
            <text:p>WOLSELEY CANADA INC.</text:p>
          </table:table-cell>
          <table:table-cell/>
          <table:table-cell table:style-name="ce13" office:value-type="float" office:value="4486.22" calcext:value-type="float">
            <text:p>4 486,22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5" office:value-type="float" office:value="1271712" calcext:value-type="float">
            <text:p>1271712</text:p>
          </table:table-cell>
          <table:table-cell table:style-name="ce9" office:value-type="date" office:date-value="2018-05-04" calcext:value-type="date">
            <text:p>05-04-18</text:p>
          </table:table-cell>
          <table:table-cell table:style-name="ce3" office:value-type="string" calcext:value-type="string">
            <text:p>LE DEVOIR INC.</text:p>
          </table:table-cell>
          <table:table-cell table:style-name="ce5" office:value-type="float" office:value="1072498" calcext:value-type="float">
            <text:p>1072498</text:p>
          </table:table-cell>
          <table:table-cell table:style-name="ce13" office:value-type="float" office:value="8399" calcext:value-type="float">
            <text:p>8 399,00</text:p>
          </table:table-cell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873" calcext:value-type="float">
            <text:p>1273873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MP REPRODUCTIONS INC.</text:p>
          </table:table-cell>
          <table:table-cell/>
          <table:table-cell table:style-name="ce13" office:value-type="float" office:value="104.99" calcext:value-type="float">
            <text:p>104,99</text:p>
          </table:table-cell>
          <table:table-cell table:style-name="ce3" office:value-type="string" calcext:value-type="string">
            <text:p>Service - Reli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129" calcext:value-type="float">
            <text:p>1276129</text:p>
          </table:table-cell>
          <table:table-cell table:style-name="ce9" office:value-type="date" office:date-value="2018-05-25" calcext:value-type="date">
            <text:p>05-25-18</text:p>
          </table:table-cell>
          <table:table-cell table:style-name="ce3" office:value-type="string" calcext:value-type="string">
            <text:p>SOLUTIONS DOCUMENTAIRES GESTAR INC.</text:p>
          </table:table-cell>
          <table:table-cell/>
          <table:table-cell table:style-name="ce13" office:value-type="float" office:value="1156.96" calcext:value-type="float">
            <text:p>1 156,96</text:p>
          </table:table-cell>
          <table:table-cell table:style-name="ce3" office:value-type="string" calcext:value-type="string">
            <text:p>Administrateur de bases de donné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094" calcext:value-type="float">
            <text:p>1274094</text:p>
          </table:table-cell>
          <table:table-cell table:style-name="ce9" office:value-type="date" office:date-value="2018-05-15" calcext:value-type="date">
            <text:p>05-15-18</text:p>
          </table:table-cell>
          <table:table-cell table:style-name="ce3" office:value-type="string" calcext:value-type="string">
            <text:p>VINCENT PARTENSKY </text:p>
          </table:table-cell>
          <table:table-cell/>
          <table:table-cell table:style-name="ce13" office:value-type="float" office:value="1120.63" calcext:value-type="float">
            <text:p>1 120,63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INGACIU, IRINEL-MARIA</text:p>
          </table:table-cell>
          <table:table-cell table:style-name="ce5" office:value-type="float" office:value="1272313" calcext:value-type="float">
            <text:p>1272313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 office:value-type="string" calcext:value-type="string">
            <text:p>BIBLIO RPL LTEE</text:p>
          </table:table-cell>
          <table:table-cell/>
          <table:table-cell table:style-name="ce13" office:value-type="float" office:value="387.92" calcext:value-type="float">
            <text:p>387,92</text:p>
          </table:table-cell>
          <table:table-cell table:style-name="ce3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5-08" calcext:value-type="date">
            <text:p>05-08-18</text:p>
          </table:table-cell>
          <table:table-cell table:style-name="ce3"/>
          <table:table-cell/>
          <table:table-cell table:style-name="ce13" office:value-type="float" office:value="14.7" calcext:value-type="float">
            <text:p>14,7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301" calcext:value-type="float">
            <text:p>1272301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 office:value-type="string" calcext:value-type="string">
            <text:p>R.M. LEDUC &amp; CIE INC.</text:p>
          </table:table-cell>
          <table:table-cell/>
          <table:table-cell table:style-name="ce13" office:value-type="float" office:value="1401.02" calcext:value-type="float">
            <text:p>1 401,02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319" calcext:value-type="float">
            <text:p>1272319</text:p>
          </table:table-cell>
          <table:table-cell table:style-name="ce9" office:value-type="date" office:date-value="2018-05-08" calcext:value-type="date">
            <text:p>05-08-18</text:p>
          </table:table-cell>
          <table:table-cell table:style-name="ce3" office:value-type="string" calcext:value-type="string">
            <text:p>ULINE CANADA CORP</text:p>
          </table:table-cell>
          <table:table-cell/>
          <table:table-cell table:style-name="ce13" office:value-type="float" office:value="64.74" calcext:value-type="float">
            <text:p>64,74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8-05-08" calcext:value-type="date">
            <text:p>05-08-18</text:p>
          </table:table-cell>
          <table:table-cell table:number-columns-repeated="2"/>
          <table:table-cell table:style-name="ce13" office:value-type="float" office:value="275.07" calcext:value-type="float">
            <text:p>275,07</text:p>
          </table:table-cell>
          <table:table-cell table:style-name="ce3" office:value-type="string" calcext:value-type="string">
            <text:p>Produit d'hygiène corporelle</text:p>
          </table:table-cell>
          <table:table-cell table:number-columns-repeated="1017"/>
        </table:table-row>
        <table:table-row table:style-name="ro1">
          <table:table-cell table:style-name="ce3"/>
          <table:table-cell/>
          <table:table-cell table:style-name="ce9" office:value-type="date" office:date-value="2018-05-08" calcext:value-type="date">
            <text:p>05-08-18</text:p>
          </table:table-cell>
          <table:table-cell table:number-columns-repeated="2"/>
          <table:table-cell table:style-name="ce13" office:value-type="float" office:value="457.75" calcext:value-type="float">
            <text:p>457,75</text:p>
          </table:table-cell>
          <table:table-cell table:style-name="ce3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275539" calcext:value-type="float">
            <text:p>1275539</text:p>
          </table:table-cell>
          <table:table-cell table:style-name="ce9" office:value-type="date" office:date-value="2018-05-23" calcext:value-type="date">
            <text:p>05-23-18</text:p>
          </table:table-cell>
          <table:table-cell table:style-name="ce3" office:value-type="string" calcext:value-type="string">
            <text:p>ART SERVICE DESSIN GRAPHIQUE &amp; IMPRIMERIE (S.E.N.C.)</text:p>
          </table:table-cell>
          <table:table-cell/>
          <table:table-cell table:style-name="ce13" office:value-type="float" office:value="143.83" calcext:value-type="float">
            <text:p>143,83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5657" calcext:value-type="float">
            <text:p>1275657</text:p>
          </table:table-cell>
          <table:table-cell table:style-name="ce9" office:value-type="date" office:date-value="2018-05-23" calcext:value-type="date">
            <text:p>05-23-18</text:p>
          </table:table-cell>
          <table:table-cell table:style-name="ce3" office:value-type="string" calcext:value-type="string">
            <text:p>COLLEGE AHUNTSIC.</text:p>
          </table:table-cell>
          <table:table-cell/>
          <table:table-cell table:style-name="ce13" office:value-type="float" office:value="356.1" calcext:value-type="float">
            <text:p>356,10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950" calcext:value-type="float">
            <text:p>1274950</text:p>
          </table:table-cell>
          <table:table-cell table:style-name="ce9" office:value-type="date" office:date-value="2018-05-18" calcext:value-type="date">
            <text:p>05-18-18</text:p>
          </table:table-cell>
          <table:table-cell table:style-name="ce3" office:value-type="string" calcext:value-type="string">
            <text:p>LES INDUSTRIES POLY INC.</text:p>
          </table:table-cell>
          <table:table-cell/>
          <table:table-cell table:style-name="ce13" office:value-type="float" office:value="16.8" calcext:value-type="float">
            <text:p>16,8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8-05-18" calcext:value-type="date">
            <text:p>05-18-18</text:p>
          </table:table-cell>
          <table:table-cell table:number-columns-repeated="2"/>
          <table:table-cell table:style-name="ce13" office:value-type="float" office:value="259.84" calcext:value-type="float">
            <text:p>259,84</text:p>
          </table:table-cell>
          <table:table-cell table:style-name="ce3" office:value-type="string" calcext:value-type="string">
            <text:p>Liv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 office:value-type="string" calcext:value-type="string">
            <text:p>Total 399973,93</text:p>
          </table:table-cell>
          <table:table-cell table:number-columns-repeated="1018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24:37</meta:creation-date>
    <dc:date>2018-10-15T08:00:06.606000000</dc:date>
    <meta:editing-duration>PT2M58S</meta:editing-duration>
    <meta:editing-cycles>2</meta:editing-cycles>
    <meta:generator>LibreOffice/6.1.0.3$Windows_x86 LibreOffice_project/efb621ed25068d70781dc026f7e9c5187a4decd1</meta:generator>
    <meta:document-statistic meta:table-count="3" meta:cell-count="1076" meta:object-count="0"/>
  </office:meta>
</office:document-meta>
</file>